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2pt" style:text-underline-style="none" fo:font-weight="normal" style:font-size-asian="10.5pt" style:font-weight-asian="normal" style:font-size-complex="12pt" style:font-weight-complex="normal"/>
    </style:style>
    <style:style style:name="P3" style:family="paragraph" style:parent-style-name="Standard">
      <style:text-properties fo:font-size="12pt" style:font-size-asian="10.5pt" style:font-size-complex="12pt"/>
    </style:style>
    <style:style style:name="P4" style:family="paragraph" style:parent-style-name="Standard">
      <style:text-properties fo:color="#3f7f5f" style:font-name="Monospace" fo:font-size="7pt" style:font-name-asian="Monospace" style:font-size-asian="7pt" style:font-name-complex="Monospace"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2pt" style:font-name-asian="Monospace" style:font-size-asian="10.5pt" style:font-name-complex="Monospace"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7pt" style:font-name-asian="Monospace" style:font-size-asian="7pt" style:font-name-complex="Monospace" style:font-size-complex="7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6pt" style:font-name-asian="Monospace" style:font-size-asian="6pt" style:font-name-complex="Monospace" style:font-size-complex="6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Arial" fo:font-size="12pt" style:font-size-asian="10.5pt" style:font-size-complex="12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3f7f5f" style:font-name="Arial" fo:font-size="6pt" style:font-name-asian="Monospace" style:font-size-asian="6pt" style:font-name-complex="Monospace" style:font-size-complex="6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3f7f5f" style:font-name="Arial" fo:font-size="12pt" style:text-underline-style="none" fo:font-weight="normal" style:font-name-asian="Monospace" style:font-size-asian="10.5pt" style:font-weight-asian="normal" style:font-name-complex="Monospace" style:font-size-complex="12pt" style:font-weight-complex="normal"/>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6pt" style:font-name-asian="Monospace" style:font-size-asian="6pt" style:font-name-complex="Monospace" style:font-size-complex="6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6pt" style:text-underline-style="none" fo:font-weight="normal" style:font-name-asian="Monospace" style:font-size-asian="6pt" style:font-weight-asian="normal" style:font-name-complex="Monospace" style:font-size-complex="6pt" style:font-weight-complex="normal"/>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6pt" style:text-underline-style="none" fo:font-weight="bold" style:font-name-asian="Monospace" style:font-size-asian="6pt" style:font-weight-asian="bold" style:font-name-complex="Monospace" style:font-size-complex="6pt" style:font-weight-complex="bold"/>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2pt" style:text-underline-style="none" fo:font-weight="normal" style:font-name-asian="Monospace" style:font-size-asian="10.5pt" style:font-weight-asian="normal" style:font-name-complex="Monospace"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text-underline-style="none" fo:font-weight="normal" style:font-name-asian="Monospace" style:font-size-asian="8pt" style:font-weight-asian="normal" style:font-name-complex="Monospace" style:font-size-complex="8pt" style:font-weight-complex="normal"/>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7pt" style:font-name-asian="Monospace" style:font-size-asian="7pt" style:font-name-complex="Monospace" style:font-size-complex="7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2pt" style:text-underline-style="none" fo:font-weight="bold" style:font-name-asian="Monospace" style:font-size-asian="10.5pt" style:font-weight-asian="bold" style:font-name-complex="Monospace" style:font-size-complex="12pt" style:font-weight-complex="bold"/>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2pt" style:text-underline-style="none" fo:font-weight="normal" style:font-name-asian="Monospace" style:font-size-asian="10.5pt" style:font-weight-asian="normal" style:font-name-complex="Monospace" style:font-size-complex="12pt" style:font-weight-complex="normal"/>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7pt" style:font-name-asian="Monospace" style:font-size-asian="7pt" style:font-name-complex="Monospace" style:font-size-complex="7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6pt" style:font-name-asian="Monospace" style:font-size-asian="6pt" style:font-name-complex="Monospace" style:font-size-complex="6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6pt" style:text-underline-style="none" fo:font-weight="bold" style:font-name-asian="Monospace" style:font-size-asian="6pt" style:font-weight-asian="bold" style:font-name-complex="Monospace" style:font-size-complex="6pt" style:font-weight-complex="bold"/>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6pt" fo:font-weight="bold" style:font-name-asian="Monospace" style:font-size-asian="6pt" style:font-weight-asian="bold" style:font-name-complex="Monospace" style:font-size-complex="6pt" style:font-weight-complex="bold"/>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6pt" style:text-underline-style="solid" style:text-underline-width="auto" style:text-underline-color="font-color" fo:font-weight="bold" style:font-name-asian="Monospace" style:font-size-asian="6pt" style:font-weight-asian="bold" style:font-name-complex="Monospace" style:font-size-complex="6pt" style:font-weight-complex="bold"/>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6pt" style:text-underline-style="none" fo:font-weight="bold" style:font-name-asian="Monospace" style:font-size-asian="6pt" style:font-weight-asian="bold" style:font-name-complex="Monospace" style:font-size-complex="6pt" style:font-weight-complex="bold"/>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style:text-underline-style="none" fo:font-weight="normal" style:font-name-asian="Monospace" style:font-size-asian="10.5pt" style:font-weight-asian="normal" style:font-name-complex="Monospace" style:font-size-complex="12pt" style:font-weight-complex="normal"/>
    </style:style>
    <style:style style:name="P29" style:family="paragraph" style:parent-style-name="Standard">
      <style:paragraph-properties fo:margin-left="0cm" fo:margin-right="0cm" fo:text-align="start" style:justify-single-word="false" fo:text-indent="0cm" style:auto-text-indent="false" style:text-autospace="none"/>
    </style:style>
    <style:style style:name="P30" style:family="paragraph" style:parent-style-name="Standard" style:list-style-name="L1">
      <style:text-properties fo:font-size="12pt" style:text-underline-style="none" fo:font-weight="normal" style:font-size-asian="10.5pt" style:font-weight-asian="normal" style:font-size-complex="12pt" style:font-weight-complex="normal"/>
    </style:style>
    <style:style style:name="P31" style:family="paragraph" style:parent-style-name="Standard" style:list-style-name="L1">
      <style:text-properties fo:font-size="12pt" style:font-size-asian="10.5pt" style:font-size-complex="12pt"/>
    </style:style>
    <style:style style:name="P32" style:family="paragraph" style:parent-style-name="Standard">
      <style:text-properties fo:font-size="14pt" style:text-underline-style="none" fo:font-weight="bold" style:font-size-asian="14pt" style:font-weight-asian="bold" style:font-size-complex="14pt" style:font-weight-complex="bold"/>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6pt" style:text-underline-style="solid" style:text-underline-width="auto" style:text-underline-color="font-color" fo:font-weight="bold" style:font-name-asian="Monospace" style:font-size-asian="6pt" style:font-weight-asian="bold" style:font-name-complex="Monospace" style:font-size-complex="6pt" style:font-weight-complex="bold"/>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text-underline-style="none" fo:font-weight="normal" style:font-name-asian="Monospace" style:font-size-asian="7pt" style:font-weight-asian="normal" style:font-name-complex="Monospace" style:font-size-complex="8pt" style:font-weight-complex="normal"/>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6pt" style:font-name-asian="Monospace" style:font-size-asian="6pt" style:font-name-complex="Monospace" style:font-size-complex="6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3f7f5f" style:font-name="Arial" fo:font-size="12pt" style:text-underline-style="none" fo:font-weight="normal" style:font-name-asian="Monospace" style:font-size-asian="10.5pt" style:font-weight-asian="normal" style:font-name-complex="Monospace" style:font-size-complex="12pt" style:font-weight-complex="normal"/>
    </style:style>
    <style:style style:name="P37" style:family="paragraph">
      <style:paragraph-properties fo:text-align="center"/>
    </style:style>
    <style:style style:name="T1"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2" style:family="text">
      <style:text-properties fo:color="#7f0055" fo:font-size="10pt" fo:font-weight="bold" style:font-size-asian="10pt" style:font-weight-asian="bold" style:font-size-complex="10pt" style:font-weight-complex="bold"/>
    </style:style>
    <style:style style:name="T3" style:family="text">
      <style:text-properties fo:color="#7f0055" fo:font-size="10pt" style:font-size-asian="10pt" style:font-size-complex="10pt"/>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7" style:family="text">
      <style:text-properties fo:color="#000000" style:text-underline-style="none" fo:font-weight="normal" style:font-name-asian="Monospace" style:font-weight-asian="normal" style:font-name-complex="Monospace" style:font-weight-complex="normal"/>
    </style:style>
    <style:style style:name="T8" style:family="text">
      <style:text-properties fo:color="#000000" style:text-underline-style="none" fo:font-weight="normal" style:font-name-asian="Monospace" style:font-size-asian="12pt" style:font-weight-asian="normal" style:font-name-complex="Monospace" style:font-weight-complex="normal"/>
    </style:style>
    <style:style style:name="T9" style:family="text">
      <style:text-properties fo:color="#000000" style:text-underline-style="none" fo:font-weight="normal" style:font-weight-asian="normal" style:font-weight-complex="normal"/>
    </style:style>
    <style:style style:name="T10" style:family="text">
      <style:text-properties fo:color="#000000" fo:font-size="10pt" style:font-size-asian="10pt" style:font-size-complex="10pt"/>
    </style:style>
    <style:style style:name="T11" style:family="text">
      <style:text-properties fo:color="#000000" fo:font-size="10pt" fo:font-weight="bold" style:font-size-asian="10pt" style:font-weight-asian="bold" style:font-size-complex="10pt" style:font-weight-complex="bold"/>
    </style:style>
    <style:style style:name="T12" style:family="text">
      <style:text-properties fo:color="#000000" style:font-name="Arial" style:text-underline-style="none" fo:font-weight="normal" style:font-size-asian="12pt"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fo:color="#3f7f5f"/>
    </style:style>
    <style:style style:name="T18" style:family="text">
      <style:text-properties fo:color="#3f7f5f" style:font-name="Monospace" fo:font-size="6pt" style:font-name-asian="Monospace" style:font-size-asian="6pt" style:font-name-complex="Monospace" style:font-size-complex="6pt"/>
    </style:style>
    <style:style style:name="T19" style:family="text">
      <style:text-properties fo:color="#3f7f5f" style:text-underline-style="none" fo:font-weight="normal" style:font-name-asian="Monospace" style:font-weight-asian="normal" style:font-name-complex="Monospace" style:font-weight-complex="normal"/>
    </style:style>
    <style:style style:name="T20" style:family="text">
      <style:text-properties fo:color="#3f7f5f" style:text-underline-style="none" fo:font-weight="normal" style:font-weight-asian="normal" style:font-weight-complex="normal"/>
    </style:style>
    <style:style style:name="T21" style:family="text">
      <style:text-properties fo:color="#3f7f5f" fo:font-size="6pt" style:font-size-asian="6pt" style:font-size-complex="6pt"/>
    </style:style>
    <style:style style:name="T22" style:family="text">
      <style:text-properties fo:color="#3f7f5f" fo:font-weight="normal" style:font-weight-asian="normal" style:font-weight-complex="normal"/>
    </style:style>
    <style:style style:name="T23" style:family="text">
      <style:text-properties style:font-name="Arial" fo:font-weight="normal" style:font-size-asian="12pt" style:font-weight-asian="normal" style:font-weight-complex="normal"/>
    </style:style>
    <style:style style:name="T24" style:family="text">
      <style:text-properties fo:color="#00ff00"/>
    </style:style>
    <style:style style:name="T25" style:family="text">
      <style:text-properties fo:color="#ffff00"/>
    </style:style>
    <style:style style:name="T26" style:family="text">
      <style:text-properties fo:color="#800080"/>
    </style:style>
    <style:style style:name="T27" style:family="text">
      <style:text-properties fo:color="#ff0000"/>
    </style:style>
    <style:style style:name="T28" style:family="text">
      <style:text-properties fo:font-size="10pt" style:font-size-asian="10pt" style:font-size-complex="10pt"/>
    </style:style>
    <style:style style:name="T29" style:family="text">
      <style:text-properties fo:background-color="transparent"/>
    </style:style>
    <style:style style:name="T30" style:family="text">
      <style:text-properties fo:font-size="8pt" style:font-size-asian="8pt" style:font-size-complex="8pt"/>
    </style:style>
    <style:style style:name="T31" style:family="text">
      <style:text-properties fo:font-size="6pt" style:font-size-asian="6pt" style:font-size-complex="6pt"/>
    </style:style>
    <style:style style:name="T32" style:family="text">
      <style:text-properties style:font-weight-asian="normal"/>
    </style:style>
    <style:style style:name="T33" style:family="text">
      <style:text-properties style:font-weight-complex="normal"/>
    </style:style>
    <style:style style:name="T34" style:family="text">
      <style:text-properties fo:font-size="12pt" style:text-underline-style="none" fo:font-weight="normal"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style>
    <style:style style:name="gr3" style:family="graphic">
      <style:graphic-properties svg:stroke-color="#00ff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80008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ff00" draw:marker-end="Widt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ffff00" draw:marker-end="Widt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800080" draw:marker-end="Widt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0000" draw:marker-end="Widt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style>
    <style:style style:name="gr13" style:family="graphic">
      <style:graphic-properties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utline LCD context menu creation explanation:</text:p>
      <text:p text:style-name="P1"/>
      <text:p text:style-name="P32">Document issue 1.0A</text:p>
      <text:p text:style-name="P32">Author: Michał Wołowik </text:p>
      <text:p text:style-name="P32">Date: 11.X.2010 Rzeszów</text:p>
      <text:p text:style-name="P1"/>
      <text:list xml:id="list296176920" text:style-name="L1">
        <text:list-item>
          <text:p text:style-name="P30">First outline.</text:p>
        </text:list-item>
      </text:list>
      <text:p text:style-name="P2"/>
      <text:p text:style-name="P3"><text:span text:style-name="T14"><text:tab/>First outline is created by function: „</text:span><text:span text:style-name="T1">void</text:span><text:span text:style-name="T5"> </text:span><text:span text:style-name="T6">First_Main_Menu</text:span><text:span text:style-name="T5">(</text:span><text:span text:style-name="T1">unsigned</text:span><text:span text:style-name="T5"> </text:span><text:span text:style-name="T1">char</text:span><text:span text:style-name="T5"> state);</text:span><text:span text:style-name="T14">”</text:span></text:p>
      <text:p text:style-name="P2"/>
      <text:p text:style-name="P2"><text:tab/>Explanation:</text:p>
      <text:p text:style-name="P2"/>
      <text:p text:style-name="P2"/>
      <text:p text:style-name="P2"><text:tab/>Picture outline – External big outline explanation</text:p>
      <text:p text:style-name="P2"/>
      <text:p text:style-name="P2"><draw:g text:anchor-type="paragraph" draw:z-index="2" draw:style-name="gr1"><draw:rect draw:style-name="gr2" draw:text-style-name="P37" svg:width="10.24cm" svg:height="6.748cm" svg:x="2.785cm" svg:y="0.55cm"><text:p/></draw:rect><draw:rect draw:style-name="gr2" draw:text-style-name="P37" svg:width="4.525cm" svg:height="5.848cm" svg:x="3.235cm" svg:y="1.132cm"><text:p/></draw:rect><draw:rect draw:style-name="gr2" draw:text-style-name="P37" svg:width="4.393cm" svg:height="4.931cm" svg:x="8.262cm" svg:y="2.04cm"><text:p/></draw:rect></draw:g></text:p>
      <text:p text:style-name="P2"><draw:path text:anchor-type="paragraph" draw:z-index="7" draw:style-name="gr4" draw:text-style-name="P37" svg:width="9.559cm" svg:height="5.376cm" draw:transform="rotate (1.99072254482436) translate (3.387834102405cm 11.0589056783128cm)" svg:viewBox="0 0 9560 5377" svg:d="m0 538c260 32 515-64 770 5 238 65 484 46 725 108 229 58 444 109 677 157 241 50 478 86 708 146 214 56 430 119 622 230 207 119 441 162 653 268 203 102 417 186 624 279 210 93 421 178 624 278 237 117 466 258 698 383 227 123 452 255 678 377 223 120 418 288 640 405 230 121 454 247 686 355s374 317 554 489c211 199 438 417 505 708 69 299 344 489 312 815l52 265 32 88"><text:p/></draw:path><draw:path text:anchor-type="paragraph" draw:z-index="12" draw:style-name="gr3" draw:text-style-name="P37" svg:width="8.226cm" svg:height="8.647cm" draw:transform="rotate (0.354301838154782) translate (2.30482053145124cm 2.99175634792935cm)" svg:viewBox="0 0 8227 8648" svg:d="m0 41773c304 43 581-97 863-174 323-87 620-246 921-389 357-169 744-304 1036-579 245-231 533-383 775-631 1071-1099 2577-1617 3001-3474 64-284 335-484 464-746 109-223 235-428 334-651s214-440 316-660c96-207 227-401 278-625s142-435 216-650l23-61"><text:p/></draw:path></text:p>
      <text:p text:style-name="P2"/>
      <text:p text:style-name="P2"/>
      <text:p text:style-name="P2"><draw:path text:anchor-type="paragraph" draw:z-index="11" draw:style-name="gr6" draw:text-style-name="P37" svg:width="11.448cm" svg:height="4.373cm" draw:transform="rotate (-1.70012522436854) translate (5.96027811825328cm 0.729646326862345cm)" svg:viewBox="0 0 11449 4374" svg:d="m10737-28917c204 47 523-57 589 258 51 246 106 493 119 741 13 245-1 523-197 714-232 225-424 505-688 690-195 138-382 304-619 369-259 71-506 194-767 256-260 62-509 173-770 234-388 90-581 401-1009 442-401 39-786 131-1175 198-326 55-653 111-983 149-308 35-583 173-886 183-256 7-467 117-717 137-285 23-549-78-819-139-289-65-544-203-832-247-271-42-503-198-751-303-245-103-510-131-761-212l-232-80-236-103-3-23"><text:p/></draw:path></text:p>
      <text:p text:style-name="P2"/>
      <text:p text:style-name="P2"/>
      <text:p text:style-name="P2"/>
      <text:p text:style-name="P2"><draw:path text:anchor-type="paragraph" draw:z-index="10" draw:style-name="gr6" draw:text-style-name="P37" svg:width="9.816cm" svg:height="10.734cm" svg:x="4.905cm" svg:y="0.146cm" svg:viewBox="0 0 9817 10735" svg:d="m0 10716c263 60 504-43 773-44 354-3 700-36 1058-66 300-25 556-102 859-132 418-41 820-108 1235-199 1099-244 2155-736 3042-1433 364-285 674-594 971-926 290-325 425-756 684-1102 287-383 391-849 617-1258 239-433 420-903 529-1388 66-293 46-589 45-882-3-361 28-721-89-1081-94-293-292-510-397-794-104-286-225-573-419-815-175-218-394-400-639-529l-88-67"><text:p/></draw:path></text:p>
      <text:p text:style-name="P2"/>
      <text:p text:style-name="P2"><draw:path text:anchor-type="paragraph" draw:z-index="8" draw:style-name="gr5" draw:text-style-name="P37" svg:width="7.932cm" svg:height="2.07cm" draw:transform="rotate (1.46502937412376) translate (2.08347726667539cm 8.20828174046087cm)" svg:viewBox="0 0 7933 2071" svg:d="m0 24773c233-30 462 58 690 16 378-70 752 3 1131 13 235 5 437-26 667 17 228 43 463-20 692 37 232 58 478 34 711 13 252-23 511-54 755 9 243 62 491 11 734 34 332 29 610-141 905-253 279-105 558-242 773-458 204-205 374-447 477-716l129-258 152-238 117-145"><text:p/></draw:path></text:p>
      <text:p text:style-name="P2"/>
      <text:p text:style-name="P2"/>
      <text:p text:style-name="P2"><draw:path text:anchor-type="paragraph" draw:z-index="9" draw:style-name="gr5" draw:text-style-name="P37" svg:width="10.096cm" svg:height="6.638cm" draw:transform="skewX (-0.00296705972838979) rotate (0.157254165604659) translate (3.05248055152976cm 1.74171957251758cm)" svg:viewBox="0 0 10097 6639" svg:d="m0 47005c290-67 582-67 881-81 407-19 748-197 1167-211 273-10 527-160 792-227 249-63 498-134 745-212 289-90 597-115 866-259 280-151 584-279 896-321 304-41 495-232 766-341 274-109 497-323 762-452 324-158 602-403 801-689 179-257 366-504 602-697 222-183 379-409 565-616 182-202 340-431 465-675 128-251 181-527 324-763 140-232 214-481 316-722l114-290 35-83"><text:p/></draw:path></text:p>
      <text:p text:style-name="P2"/>
      <text:p text:style-name="P2"><draw:path text:anchor-type="paragraph" draw:z-index="5" draw:style-name="gr3" draw:text-style-name="P37" svg:width="2.704cm" svg:height="1.459cm" draw:transform="rotate (1.32575209981464) translate (5.10442917179844cm 2.33885033002553cm)" svg:viewBox="0 0 2705 1460" svg:d="m0 33145c290-5 578 63 839 176 390 169 678 503 1027 743 244 168 453 392 737 498l102 43"><text:p/></draw:path><draw:path text:anchor-type="paragraph" draw:z-index="6" draw:style-name="gr4" draw:text-style-name="P37" svg:width="2.689cm" svg:height="0.401cm" draw:transform="rotate (1.5707963267946) translate (3.20327818258924cm 2.75872222222299cm)" svg:viewBox="0 0 2690 402" svg:d="m0 20281c249 6 485-81 728-88 265-8 531-67 794-44 281 24 572 0 838 109l221 133 109 155"><text:p/></draw:path></text:p>
      <text:p text:style-name="P2"/>
      <text:p text:style-name="P4">// External big outline</text:p>
      <text:p text:style-name="P18">//------------------------------------------------------------------------</text:p>
      <text:p text:style-name="P7"/>
      <text:p text:style-name="P18">// Horizontal line</text:p>
      <text:p text:style-name="P18">// Lower line <text:span text:style-name="T31">(line width = 316 – 3 = 313 pixels)</text:span></text:p>
      <text:p text:style-name="P22">Wypelnij_Prostokat_LCD(2, 3, 1, 316, color);</text:p>
      <text:p text:style-name="P22">Wypelnij_Prostokat_LCD(3, 3, 1, 316, color);</text:p>
      <text:p text:style-name="P22">Wypelnij_Prostokat_LCD(4, 3, 1, 316, color);</text:p>
      <text:p text:style-name="P7"/>
      <text:p text:style-name="P18">// Upper line</text:p>
      <text:p text:style-name="P22">Wypelnij_Prostokat_LCD(235, 3, 1, 316, color);</text:p>
      <text:p text:style-name="P22">Wypelnij_Prostokat_LCD(236, 3, 1, 316, color);</text:p>
      <text:p text:style-name="P22">Wypelnij_Prostokat_LCD(237, 3, 1, 316, color);</text:p>
      <text:p text:style-name="P7"/>
      <text:p text:style-name="P18">// Vertical line</text:p>
      <text:p text:style-name="P18">// Left line <text:span text:style-name="T31">(line height = 237-2 = 235 pixels)</text:span></text:p>
      <text:p text:style-name="P22">Wypelnij_Prostokat_LCD(2, 2, 237, 1, color);</text:p>
      <text:p text:style-name="P22">Wypelnij_Prostokat_LCD(2, 3, 237, 1, color);</text:p>
      <text:p text:style-name="P22">Wypelnij_Prostokat_LCD(2, 4, 237, 1, color);</text:p>
      <text:p text:style-name="P7"/>
      <text:p text:style-name="P18">// Right line</text:p>
      <text:p text:style-name="P22">Wypelnij_Prostokat_LCD(2, 315, 237, 1, color);</text:p>
      <text:p text:style-name="P22">Wypelnij_Prostokat_LCD(2, 316, 237, 1, color);</text:p>
      <text:p text:style-name="P22">Wypelnij_Prostokat_LCD(2, 317, 237, 1, color);</text:p>
      <text:p text:style-name="P7"/>
      <text:p text:style-name="P18">//------------------------------------------------------------------------</text:p>
      <text:p text:style-name="P10"><draw:line text:anchor-type="paragraph" draw:z-index="14" draw:style-name="gr7" draw:text-style-name="P37" svg:x1="0.032cm" svg:y1="0.18cm" svg:x2="4.685cm" svg:y2="0.18cm"><text:p/></draw:line></text:p>
      <text:p text:style-name="P26"/>
      <text:p text:style-name="P26"/>
      <text:p text:style-name="P26">Legend:</text:p>
      <text:p text:style-name="P25"><text:span text:style-name="T24">Green </text:span>line means line width</text:p>
      <text:p text:style-name="P25"><text:span text:style-name="T25">Yellow</text:span> line means line high</text:p>
      <text:p text:style-name="P25"><text:span text:style-name="T26">Magneta</text:span> line means line horizontal position</text:p>
      <text:p text:style-name="P25"><text:span text:style-name="T27">Red</text:span> line means line vertical position</text:p>
      <text:p text:style-name="P10"><text:soft-page-break/></text:p>
      <text:p text:style-name="P9"><text:span text:style-name="T19"><text:tab/></text:span><text:span text:style-name="T7">Picture outline – </text:span><text:span text:style-name="T8">Left outline with adjusted values</text:span></text:p>
      <text:p text:style-name="P11"><draw:g text:anchor-type="paragraph" draw:z-index="3" draw:style-name="gr1"><draw:rect draw:style-name="gr2" draw:text-style-name="P37" svg:width="10.24cm" svg:height="6.748cm" svg:x="2.785cm" svg:y="0.236cm"><text:p/></draw:rect><draw:rect draw:style-name="gr2" draw:text-style-name="P37" svg:width="4.525cm" svg:height="5.848cm" svg:x="3.235cm" svg:y="0.818cm"><text:p/></draw:rect><draw:rect draw:style-name="gr2" draw:text-style-name="P37" svg:width="4.393cm" svg:height="4.931cm" svg:x="8.262cm" svg:y="1.726cm"><text:p/></draw:rect></draw:g></text:p>
      <text:p text:style-name="P11"><draw:path text:anchor-type="paragraph" draw:z-index="18" draw:style-name="gr8" draw:text-style-name="P37" svg:width="7.707cm" svg:height="1.577cm" draw:transform="rotate (1.5707963267946) translate (5.63834394959856cm 8.06802777778665cm)" svg:viewBox="0 0 7708 1578" svg:d="m0 26588c212 23 418-56 617-106s378-159 565-229c199-75 376-198 582-247 208-50 399-146 600-212 236-76 469-173 705-247 218-68 448-105 653-211 197-102 416-161 635-177 234-17 473-21 705 0 388 36 731-178 1112-141 217 21 435 30 652 18 231-13 357 196 582 123l177 18 123 18"><text:p/></draw:path><draw:path text:anchor-type="paragraph" draw:z-index="22" draw:style-name="gr10" draw:text-style-name="P37" svg:width="9.481cm" svg:height="2.989cm" draw:transform="rotate (1.42890105860749) translate (1.6178938850299cm 9.72816283510055cm)" svg:viewBox="0 0 9482 2990" svg:d="m0 32268c197-9 392 38 586-13 189-49 389-46 581-47 196-1 386-48 582-47 204 0 396-98 581-173 214-86 409-215 591-351 190-143 340-341 539-469 174-113 328-245 501-357 179-116 337-265 517-377 186-115 391-205 556-346 174-149 395-219 599-300 183-72 379-104 566-152 192-49 392-100 589-120 207-20 402-98 606-122 217-25 426-59 646-92 237-36 444 13 663 30 216 16 390 172 602 217l177-8v0"><text:p/></draw:path></text:p>
      <text:p text:style-name="P11"/>
      <text:p text:style-name="P11"><draw:path text:anchor-type="paragraph" draw:z-index="16" draw:style-name="gr8" draw:text-style-name="P37" svg:width="6.74cm" svg:height="13.173cm" draw:transform="skewX (1.8925542723583E-017) rotate (0.218689755274848) translate (4.64449802881447cm 1.80828612113788cm)" svg:viewBox="0 0 6741 13174" svg:d="m0 90766c331 106 649-44 953-141 331-106 655-266 904-531 211-225 364-484 565-714 205-235 358-514 525-778 163-258 371-487 520-752 152-270 347-515 499-783 161-284 367-544 511-836 137-276 299-542 402-832 118-335 200-680 255-1027 47-290 118-572 164-858 55-344 194-662 275-996 90-369 204-730 299-1099 92-361 254-703 344-1062 73-289 131-587 195-878 60-269 109-538 178-801 71-268 85-543 127-812l25-238"><text:p/></draw:path><draw:path text:anchor-type="paragraph" draw:z-index="26" draw:style-name="gr10" draw:text-style-name="P37" svg:width="11.556cm" svg:height="12.265cm" draw:transform="skewX (1.09197238492504E-016) rotate (0.463733982254806) translate (-1.10998723389265cm 5.53468609264779cm)" svg:viewBox="0 0 11557 12266" svg:d="m0 90630c288-24 573-82 857-137 336-66 639-228 957-336 305-104 621-173 918-305 217-96 389-269 532-473 157-223 363-414 661-484 343-82 659-239 986-395 254-121 419-303 572-502 157-204 294-465 532-523 285-70 418-288 632-424 239-151 372-334 532-523 144-170 285-348 395-542 139-243 304-473 433-720 150-286 382-507 542-788 137-239 362-424 484-671 471-957 882-1949 1450-2848 346-549 555-1103 808-1667 102-229 285-431 228-700l38-228v0"><text:p/></draw:path></text:p>
      <text:p text:style-name="P11"/>
      <text:p text:style-name="P11"/>
      <text:p text:style-name="P11"/>
      <text:p text:style-name="P11"/>
      <text:p text:style-name="P11"/>
      <text:p text:style-name="P11"/>
      <text:p text:style-name="P11"><draw:path text:anchor-type="paragraph" draw:z-index="19" draw:style-name="gr9" draw:text-style-name="P37" svg:width="6.42cm" svg:height="2.792cm" draw:transform="rotate (1.5707963267946) translate (3.36726388892508cm 6.89680555557125cm)" svg:viewBox="0 0 6421 2793" svg:d="m0 23259c238 23 471-29 706-53 262-28 525-30 776-124 239-89 495-116 741-194 250-79 500-148 758-194 255-45 492-171 741-229 279-65 562-117 811-247 234-123 454-53 670-212 174-126 403-143 565-300 169-164 279-372 423-546 142-171 104-383 194-565l36-123"><text:p/></draw:path><draw:path text:anchor-type="paragraph" draw:z-index="20" draw:style-name="gr9" draw:text-style-name="P37" svg:width="4.948cm" svg:height="4.412cm" draw:transform="rotate (0.660956187730128) translate (3.71163872953889cm 3.45587709257895cm)" svg:viewBox="0 0 4949 4413" svg:d="m0 84089c272 110 467-98 695-175s456-168 685-249c188-67 396-113 548-245 168-146 330-310 453-496 106-162 201-329 263-511 69-207 198-384 292-577 82-167 166-334 252-497 90-169 107-361 211-529 99-161 180-338 290-489 111-150 219-312 361-434 202-174 491-210 747-157l152 7"><text:p/></draw:path><draw:path text:anchor-type="paragraph" draw:z-index="28" draw:style-name="gr9" draw:text-style-name="P37" svg:width="14.145cm" svg:height="6.803cm" draw:transform="rotate (1.01211643323132) translate (1.26952854885081cm 11.4082572486211cm)" svg:viewBox="0 0 14146 6804" svg:d="m0 72314c392-16 795-7 1164 114 413 136 823-23 1206 183 366 197 774 233 1164 364 387 130 746 355 1164 365 406 9 568 433 948 468 351 32 720 53 1065-42 288-80 588-105 873-202 300-102 633-132 911-289 243-137 515-197 752-345 245-154 499-304 740-463 290-191 591-396 931-457 288-52 549-144 822-233 302-99 561-301 836-460 249-144 430-390 732-426 289-36 566-207 718-449 214-343 91-750 25-1108-62-337-142-675-250-998-101-301-163-617-311-898l-51-280-48-127"><text:p/></draw:path></text:p>
      <text:p text:style-name="P11"><draw:path text:anchor-type="paragraph" draw:z-index="27" draw:style-name="gr9" draw:text-style-name="P37" svg:width="11.19cm" svg:height="9.73cm" draw:transform="skewX (-2.53213163743281E-017) rotate (0.418180888777763) translate (2.37430840555131cm 5.01042968519421cm)" svg:viewBox="0 0 11191 9731" svg:d="m0 98148c387 62 783 70 1174 29 364-38 730-96 1096-121 406-27 789-176 1198-220 469-50 874-363 1201-683 227-221 426-476 693-647 341-218 550-582 900-787 406-238 653-644 1023-935 354-277 640-635 927-978 262-312 572-574 849-868 276-292 502-630 763-935 211-246 365-513 497-792 122-259 210-530 271-806 69-310-81-635 65-927 125-253 308-498 295-795l180-210 59-2"><text:p/></draw:path></text:p>
      <text:p text:style-name="P11"/>
      <text:p text:style-name="P11"><draw:path text:anchor-type="paragraph" draw:z-index="15" draw:style-name="gr8" draw:text-style-name="P37" svg:width="7.825cm" svg:height="6.078cm" draw:transform="skewX (-3.56342286576942E-017) rotate (0.560599755740473) translate (4.04510043640092cm 4.46799800876678cm)" svg:viewBox="0 0 7826 6079" svg:d="m0 93440c276 55 530-92 789-152 365-86 733-192 1071-355 331-160 667-324 975-525 304-199 584-439 901-617 249-139 456-345 694-502 264-173 467-427 707-628 167-139 295-307 460-447 186-158 390-293 549-482 151-182 301-361 434-553 118-171 220-355 332-528 109-171 249-318 353-491 109-179 266-324 364-509l100-160 97-118"><text:p/></draw:path><draw:path text:anchor-type="paragraph" draw:z-index="17" draw:style-name="gr8" draw:text-style-name="P37" svg:width="2.046cm" svg:height="0.354cm" draw:transform="rotate (1.89246050793709) translate (6.79373671298888cm 2.34796050500666cm)" svg:viewBox="0 0 2047 355" svg:d="m0-689c222 75 415-41 625-90 222-52 428-125 641-195 182-60 381-48 569-34l179 23 33 11"><text:p/></draw:path><draw:path text:anchor-type="paragraph" draw:z-index="21" draw:style-name="gr10" draw:text-style-name="P37" svg:width="2.794cm" svg:height="0.119cm" draw:transform="rotate (1.92963602100457) translate (4.17255398947887cm 3.00884446941623cm)" svg:viewBox="0 0 2795 120" svg:d="m0-9597c201 0 403-19 599-40s396-56 592-22c216 37 439 0 653 18 202 17 398-61 598-39l196-20 157-17"><text:p/></draw:path><draw:path text:anchor-type="paragraph" draw:z-index="23" draw:style-name="gr11" draw:text-style-name="P37" svg:width="5.467cm" svg:height="2.32cm" draw:transform="rotate (1.46014245221818) translate (2.68087018625141cm 5.65206859850383cm)" svg:viewBox="0 0 5468 2321" svg:d="m0 31322c234-20 470 14 697 47 220 32 442 95 665 68 182-21 364-40 541-78 179-37 363-42 542-77s364-44 543-61c190-17 374-64 555-115 178-49 359-112 509-216 161-112 351-176 498-304 167-145 368-239 524-395 160-159 236-367 310-567l51-183 33-181-51-137"><text:p/></draw:path><draw:path text:anchor-type="paragraph" draw:z-index="24" draw:style-name="gr11" draw:text-style-name="P37" svg:width="7.431cm" svg:height="2.327cm" draw:transform="rotate (1.05173540725158) translate (4.07251128993965cm 6.79190576527856cm)" svg:viewBox="0 0 7432 2328" svg:d="m0 66720c250 22 496 68 742 125 275 63 536 138 809 208 435 110 882 203 1287 402 234 116 525 113 726 276 150 122 286 298 505 280 243-19 454-129 668-219 186-78 317-236 461-365 190-170 226-415 385-606 126-150 274-288 455-341 207-60 380-193 569-285 161-78 287-208 451-277l190-129 154-88 30-17"><text:p/></draw:path><draw:path text:anchor-type="paragraph" draw:z-index="25" draw:style-name="gr10" draw:text-style-name="P37" svg:width="7.898cm" svg:height="7.759cm" draw:transform="skewX (-2.04150603460136E-017) rotate (0.419926218029756) translate (1.24116015455333cm 3.50504832617086cm)" svg:viewBox="0 0 7899 7760" svg:d="m0 94289c269 22 544 23 807-26 290-53 603-115 837-302 249-200 532-315 797-488 248-163 543-255 790-420 215-144 405-318 602-481 223-186 446-378 666-572 208-183 447-338 678-493 213-143 402-321 601-481 191-154 382-311 520-516 151-224 316-438 466-661 153-229 289-466 413-710 107-209 192-430 267-654 91-272 189-541 310-802 101-219 184-470 126-716l-41-285 14-139"><text:p/></draw:path><draw:path text:anchor-type="paragraph" draw:z-index="29" draw:style-name="gr11" draw:text-style-name="P37" svg:width="13.651cm" svg:height="2.891cm" draw:transform="rotate (1.37339958839408) translate (4.79601388888889cm 13.2503333333333cm)" svg:viewBox="0 0 13652 2892" svg:d="m0 43866c325 25 669 37 960 213 295 178 518 441 846 586 309 137 588 343 903 467 294 116 621 129 913 249 278 114 540-14 820 52 287 68 579 134 856 234 305 109 563 342 887 389s559 294 877 337c321 43 639 117 955 187 298 66 596 149 898 171 330 25 658-18 985-62 274-37 535-46 800-52 322-8 652 31 965-31 308-62 610-86 913-156 285-66 583-41 866-119l208-42"><text:p/></draw:path><draw:path text:anchor-type="paragraph" draw:z-index="30" draw:style-name="gr11" draw:text-style-name="P37" svg:width="11.947cm" svg:height="11.545cm" draw:transform="skewX (-4.06115486380844E-017) rotate (0.321664181142494) translate (1.52374021875575cm 3.93311924850112cm)" svg:viewBox="0 0 11948 11546" svg:d="m0 100519c278-69 549 49 828 25 299-25 582 90 870 151 334 70 635-125 938-218 358-110 710-256 1054-402 328-138 614-353 962-460 360-111 613-418 929-611 304-186 614-375 895-594 328-255 718-413 1054-653 330-235 688-445 970-736 279-286 521-607 778-912 216-255 367-554 645-761 253-189 397-484 602-720 194-223 388-449 544-711 180-303 328-618 426-946 89-296 163-589 243-895 82-313 123-610 192-912 74-323-96-614-167-920-82-353-249-686-452-988l-25-92"><text:p/></draw:path></text:p>
      <text:p text:style-name="P11"/>
      <text:p text:style-name="P29"/>
      <text:p text:style-name="P13"><text:span text:style-name="T4"><text:tab/></text:span>// Left outline with adjusted values</text:p>
      <text:p text:style-name="P8"><text:span text:style-name="T4"><text:tab/></text:span><text:span text:style-name="T17">//------------------------------------------------------------------------</text:span></text:p>
      <text:p text:style-name="P8"/>
      <text:p text:style-name="P8"><text:span text:style-name="T4"><text:tab/></text:span><text:span text:style-name="T17">// Horizontal line (line width = 150 – 15 = 135 pixels)</text:span></text:p>
      <text:p text:style-name="P8"><text:span text:style-name="T4"><text:tab/></text:span><text:span text:style-name="T17">// Low line</text:span></text:p>
      <text:p text:style-name="P23"><text:tab/>Wypelnij_Prostokat_LCD(10, 15, 1, 150, color);</text:p>
      <text:p text:style-name="P23"><text:tab/>Wypelnij_Prostokat_LCD(11, 15, 1, 150, color);</text:p>
      <text:p text:style-name="P23"><text:tab/>Wypelnij_Prostokat_LCD(12, 15, 1, 150, color);</text:p>
      <text:p text:style-name="P8"/>
      <text:p text:style-name="P8"><text:span text:style-name="T4"><text:tab/></text:span><text:span text:style-name="T17">// High line</text:span></text:p>
      <text:p text:style-name="P23"><text:tab/>Wypelnij_Prostokat_LCD(231, 15, 1, 150, color);</text:p>
      <text:p text:style-name="P23"><text:tab/>Wypelnij_Prostokat_LCD(230, 15, 1, 150, color);</text:p>
      <text:p text:style-name="P23"><text:tab/>Wypelnij_Prostokat_LCD(229, 15, 1, 150, color);</text:p>
      <text:p text:style-name="P8"/>
      <text:p text:style-name="P8"/>
      <text:p text:style-name="P8"><text:span text:style-name="T4"><text:tab/></text:span><text:span text:style-name="T17">// Vertical line</text:span></text:p>
      <text:p text:style-name="P8"><text:span text:style-name="T4"><text:tab/></text:span><text:span text:style-name="T17">// Left line (line height = 231-10 = 221 pixels)</text:span></text:p>
      <text:p text:style-name="P23"><text:tab/>Wypelnij_Prostokat_LCD(10, 14, 231, 1, color);</text:p>
      <text:p text:style-name="P23"><text:tab/>Wypelnij_Prostokat_LCD(10, 15, 231, 1, color);</text:p>
      <text:p text:style-name="P23"><text:tab/>Wypelnij_Prostokat_LCD(10, 16, 231, 1, color);</text:p>
      <text:p text:style-name="P8"/>
      <text:p text:style-name="P8"><text:span text:style-name="T4"><text:tab/></text:span><text:span text:style-name="T17">// Right line</text:span></text:p>
      <text:p text:style-name="P23"><text:tab/>Wypelnij_Prostokat_LCD(10, 148, 231, 1, color);</text:p>
      <text:p text:style-name="P23"><text:tab/>Wypelnij_Prostokat_LCD(10, 149, 231, 1, color);</text:p>
      <text:p text:style-name="P23"><text:tab/>Wypelnij_Prostokat_LCD(10, 150, 231, 1, color);</text:p>
      <text:p text:style-name="P8"/>
      <text:p text:style-name="P8"><text:span text:style-name="T4"><text:tab/></text:span><text:span text:style-name="T17">//------------------------------------------------------------------------</text:span></text:p>
      <text:p text:style-name="P8"/>
      <text:p text:style-name="P8"/>
      <text:p text:style-name="P8"/>
      <text:p text:style-name="P8"><text:span text:style-name="T4"><text:tab/></text:span><text:span text:style-name="T17">// Right outline with adjusted values</text:span></text:p>
      <text:p text:style-name="P8"><text:span text:style-name="T4"><text:tab/></text:span><text:span text:style-name="T17">//------------------------------------------------------------------------</text:span></text:p>
      <text:p text:style-name="P8"/>
      <text:p text:style-name="P8"><text:span text:style-name="T4"><text:tab/></text:span><text:span text:style-name="T17">// Horizontal line (line width = 305 – 165 = 140 pixels)</text:span></text:p>
      <text:p text:style-name="P8"><text:span text:style-name="T4"><text:tab/></text:span><text:span text:style-name="T17">// Low line</text:span></text:p>
      <text:p text:style-name="P23"><text:tab/>Wypelnij_Prostokat_LCD(10, 165, 1, 305, color);</text:p>
      <text:p text:style-name="P23"><text:tab/>Wypelnij_Prostokat_LCD(11, 165, 1, 305, color);</text:p>
      <text:p text:style-name="P23"><text:tab/>Wypelnij_Prostokat_LCD(12, 165, 1, 305, color);</text:p>
      <text:p text:style-name="P8"/>
      <text:p text:style-name="P8"><text:span text:style-name="T4"><text:tab/></text:span><text:span text:style-name="T17">// High line</text:span></text:p>
      <text:p text:style-name="P23"><text:tab/>Wypelnij_Prostokat_LCD(190, 165, 1, 305, color);</text:p>
      <text:p text:style-name="P23"><text:tab/>Wypelnij_Prostokat_LCD(189, 165, 1, 305, color);</text:p>
      <text:p text:style-name="P23"><text:tab/>Wypelnij_Prostokat_LCD(188, 165, 1, 305, color);</text:p>
      <text:p text:style-name="P8"/>
      <text:p text:style-name="P8"/>
      <text:p text:style-name="P8"><text:span text:style-name="T4"><text:tab/></text:span><text:span text:style-name="T17">// Vertical line </text:span></text:p>
      <text:p text:style-name="P8"><text:span text:style-name="T4"><text:tab/></text:span><text:span text:style-name="T17">// Left line (line height = 190-10 = 180 pixels)</text:span></text:p>
      <text:p text:style-name="P23"><text:tab/>Wypelnij_Prostokat_LCD(10, 166, 190, 1, color);</text:p>
      <text:p text:style-name="P23"><text:tab/>Wypelnij_Prostokat_LCD(10, 165, 190, 1, color);</text:p>
      <text:p text:style-name="P23"><text:tab/>Wypelnij_Prostokat_LCD(10, 164, 190, 1, color);</text:p>
      <text:p text:style-name="P8"/>
      <text:p text:style-name="P8"><text:span text:style-name="T4"><text:tab/></text:span><text:span text:style-name="T17">// Right line</text:span></text:p>
      <text:p text:style-name="P23"><text:tab/>Wypelnij_Prostokat_LCD(10, 306, 190, 1, color);</text:p>
      <text:p text:style-name="P23"><text:tab/>Wypelnij_Prostokat_LCD(10, 305, 190, 1, color);</text:p>
      <text:p text:style-name="P23"><text:tab/>Wypelnij_Prostokat_LCD(10, 304, 190, 1, color);</text:p>
      <text:p text:style-name="P8"/>
      <text:p text:style-name="P8"><text:span text:style-name="T4"><text:tab/></text:span><text:span text:style-name="T17">//------------------------------------------------------------------------</text:span></text:p>
      <text:p text:style-name="P11"/>
      <text:p text:style-name="P11"/>
      <text:p text:style-name="P11"/>
      <text:p text:style-name="P26"><draw:line text:anchor-type="paragraph" draw:z-index="13" draw:style-name="gr7" draw:text-style-name="P37" svg:x1="0.055cm" svg:y1="0.157cm" svg:x2="4.708cm" svg:y2="0.157cm"><text:p/></draw:line></text:p>
      <text:p text:style-name="P26">Legend:</text:p>
      <text:p text:style-name="P25"><text:span text:style-name="T24">Green </text:span>line means line width</text:p>
      <text:p text:style-name="P25"><text:span text:style-name="T25">Yellow</text:span> line means line high</text:p>
      <text:p text:style-name="P25"><text:span text:style-name="T26">Magneta</text:span> line means line horizontal position</text:p>
      <text:p text:style-name="P27"><text:span text:style-name="T27">Red</text:span> line means line vertical position</text:p>
      <text:p text:style-name="P12"><text:soft-page-break/></text:p>
      <text:p text:style-name="P9"><text:span text:style-name="T19"><text:tab/></text:span><text:span text:style-name="T7">Picture outline – Right</text:span><text:span text:style-name="T8"> outline with adjusted values</text:span></text:p>
      <text:p text:style-name="P12"/>
      <text:p text:style-name="P12"/>
      <text:p text:style-name="P12"/>
      <text:p text:style-name="P12"/>
      <text:p text:style-name="P12"/>
      <text:p text:style-name="P12"/>
      <text:p text:style-name="P12"/>
      <text:p text:style-name="P12"/>
      <text:p text:style-name="P12"/>
      <text:p text:style-name="P12"><draw:g text:anchor-type="paragraph" draw:z-index="31" draw:style-name="gr1"><draw:g draw:style-name="gr12"><draw:rect draw:style-name="gr2" draw:text-style-name="P37" svg:width="10.24cm" svg:height="6.748cm" svg:x="2.785cm" svg:y="0.079cm"><text:p/></draw:rect><draw:rect draw:style-name="gr2" draw:text-style-name="P37" svg:width="4.525cm" svg:height="5.848cm" svg:x="3.235cm" svg:y="0.661cm"><text:p/></draw:rect><draw:rect draw:style-name="gr2" draw:text-style-name="P37" svg:width="4.393cm" svg:height="4.931cm" svg:x="8.262cm" svg:y="1.569cm"><text:p/></draw:rect></draw:g><draw:line draw:style-name="gr13" draw:text-style-name="P37" svg:x1="8.262cm" svg:y1="4.367cm" svg:x2="12.654cm" svg:y2="4.392cm"><text:p/></draw:line><draw:line draw:style-name="gr13" draw:text-style-name="P37" svg:x1="8.262cm" svg:y1="1.905cm" svg:x2="12.654cm" svg:y2="1.93cm"><text:p/></draw:line><draw:line draw:style-name="gr13" draw:text-style-name="P37" svg:x1="8.262cm" svg:y1="4.002cm" svg:x2="12.654cm" svg:y2="4.027cm"><text:p/></draw:line></draw:g></text:p>
      <text:p text:style-name="P12"/>
      <text:p text:style-name="P12"/>
      <text:p text:style-name="P12"/>
      <text:p text:style-name="P12"/>
      <text:p text:style-name="P12"/>
      <text:p text:style-name="P12"/>
      <text:p text:style-name="P12"><draw:path text:anchor-type="paragraph" draw:z-index="38" draw:style-name="gr10" draw:text-style-name="P37" svg:width="8.964cm" svg:height="12.319cm" draw:transform="rotate (2.2973768943997) translate (4.15894864177084cm 14.2758094730631cm)" svg:viewBox="0 0 8965 12320" svg:d="m0-92910c602 2 1215-112 1802 44 490 130 934 401 1353 707 285 208 536 438 807 646 323 248 599 547 945 769 288 185 541 434 771 686 245 268 470 554 723 819 265 278 534 541 815 795 241 218 502 423 732 651 246 244 588 384 771 685 197 326 186 725 233 1092 51 403-63 817-22 1220 37 356-103 626-129 982-23 301-223 553-326 844-123 350-292 684-331 1050-40 364-307 610-299 973v319"><text:p/></draw:path></text:p>
      <text:p text:style-name="P12"/>
      <text:p text:style-name="P12"/>
      <text:p text:style-name="P12"/>
      <text:p text:style-name="P12"/>
      <text:p text:style-name="P12"/>
      <text:p text:style-name="P12"/>
      <text:p text:style-name="P12"/>
      <text:p text:style-name="P12"/>
      <text:p text:style-name="P12"><draw:path text:anchor-type="paragraph" draw:z-index="37" draw:style-name="gr10" draw:text-style-name="P37" svg:width="7.595cm" svg:height="7.627cm" draw:transform="rotate (1.98897721557236) translate (4.07794741215036cm 9.67480713096178cm)" svg:viewBox="0 0 7596 7628" svg:d="m0-44955c407-16 813 18 1212 75 473 69 965-67 1426 113 323 126 671 176 986 322 375 174 811 252 1126 529 282 248 629 369 905 634 288 277 546 579 844 839 268 234 508 502 722 784 205 270 329 606 363 943 31 310 2 624-64 927-79 355-265 691-296 1056-25 297 13 582 16 875l-59 264-59 263v0"><text:p/></draw:path></text:p>
      <text:p text:style-name="P12"><draw:path text:anchor-type="paragraph" draw:z-index="34" draw:style-name="gr11" draw:text-style-name="P37" svg:width="7.998cm" svg:height="0.463cm" draw:transform="rotate (1.10706234453979) translate (4.68428377241609cm 7.31980426984473cm)" svg:viewBox="0 0 7999 464" svg:d="m0 90667c367 8 734-18 1100 12 611 50 1201 11 1811 12 381 0 752-51 1124-59 308-8 616 40 923 70 313 31 629 78 946 60 310-19 624 19 935 35 287 14 549-70 805-166l236-118 119-178"><text:p/></draw:path><draw:path text:anchor-type="paragraph" draw:z-index="36" draw:style-name="gr10" draw:text-style-name="P37" svg:width="6.406cm" svg:height="5.174cm" draw:transform="skewX (3.79477692310387E-017) rotate (1.73590447403323) translate (4.10405441978889cm 7.31022918755525cm)" svg:viewBox="0 0 6407 5175" svg:d="m0-3946c303-18 602 23 900 69 283 44 548 149 827 192 380 58 609 369 931 530 320 160 579 420 826 674 235 242 530 339 731 605 221 293 470 561 687 866 202 282 425 523 674 783 264 274 464 608 618 961l113 287 100 204"><text:p/></draw:path><draw:path text:anchor-type="paragraph" draw:z-index="48" draw:style-name="gr9" draw:text-style-name="P37" svg:width="7.719cm" svg:height="0.609cm" draw:transform="rotate (1.00740404425094) translate (5.19941596927899cm 6.76998428423505cm)" svg:viewBox="0 0 7720 610" svg:d="m0 103497c392-3 785 5 1175-12s784-5 1174-11c419-7 836 85 1254 113 382 25 766 40 1150 4 375-36 757 12 1134-22 370-33 767 15 1105-176l280-108 249-158 199-125"><text:p/></draw:path></text:p>
      <text:p text:style-name="P12"><draw:path text:anchor-type="paragraph" draw:z-index="32" draw:style-name="gr8" draw:text-style-name="P37" svg:width="6.742cm" svg:height="3.294cm" draw:transform="rotate (0.540353936417342) translate (5.25821279210733cm 3.52863734082075cm)" svg:viewBox="0 0 6743 3295" svg:d="m0 143232c371 102 720-103 1089-118 377-15 735-149 1089-272 357-125 705-270 1071-345 380-78 713-270 1043-454 301-168 592-351 863-563 233-182 455-374 685-576 232-204 387-450 662-590l159-213 82-136"><text:p/></draw:path></text:p>
      <text:p text:style-name="P12"/>
      <text:p text:style-name="P12"/>
      <text:p text:style-name="P12"/>
      <text:p text:style-name="P12"/>
      <text:p text:style-name="P12"/>
      <text:p text:style-name="P12"/>
      <text:p text:style-name="P12"/>
      <text:p text:style-name="P12"><draw:path text:anchor-type="paragraph" draw:z-index="35" draw:style-name="gr11" draw:text-style-name="P37" svg:width="6.296cm" svg:height="5.585cm" svg:x="6.41cm" svg:y="0.086cm" svg:viewBox="0 0 6297 5586" svg:d="m0 5477c296-79 552 86 847 106 405 26 769-154 1111-318 310-148 630-291 900-502 324-255 663-501 926-821 258-314 571-569 793-926 223-357 593-633 768-1032 120-275 287-525 423-793 133-264 235-547 397-794l106-265 26-132"><text:p/></draw:path></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7">// Right outline middle line and upper and higher - context menu</text:p>
      <text:p text:style-name="P17">//------------------------------------------------------------------------</text:p>
      <text:p text:style-name="P6"/>
      <text:p text:style-name="P17">// Horizontal line </text:p>
      <text:p text:style-name="P6"><text:span text:style-name="T17">// middle low line (line width = 305 – 165 = 140 pixels)</text:span></text:p>
      <text:p text:style-name="P21">Wypelnij_Prostokat_LCD(84, 165, 1, 305, color);</text:p>
      <text:p text:style-name="P21">Wypelnij_Prostokat_LCD(85, 165, 1, 305, color);</text:p>
      <text:p text:style-name="P21">Wypelnij_Prostokat_LCD(86, 165, 1, 305, color);</text:p>
      <text:p text:style-name="P6"/>
      <text:p text:style-name="P6"/>
      <text:p text:style-name="P6"/>
      <text:p text:style-name="P17">// middle line</text:p>
      <text:p text:style-name="P21">Wypelnij_Prostokat_LCD(100, 165, 1, 305, color);</text:p>
      <text:p text:style-name="P21">Wypelnij_Prostokat_LCD(101, 165, 1, 305, color);</text:p>
      <text:p text:style-name="P21">Wypelnij_Prostokat_LCD(102, 165, 1, 305, color);</text:p>
      <text:p text:style-name="P6"/>
      <text:p text:style-name="P6"/>
      <text:p text:style-name="P6"/>
      <text:p text:style-name="P17">// middle high line</text:p>
      <text:p text:style-name="P21">Wypelnij_Prostokat_LCD(174, 165, 1, 305, color);</text:p>
      <text:p text:style-name="P21">Wypelnij_Prostokat_LCD(173, 165, 1, 305, color);</text:p>
      <text:p text:style-name="P21">Wypelnij_Prostokat_LCD(172, 165, 1, 305, color);</text:p>
      <text:p text:style-name="P17">//------------------------------------------------------------------------</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line text:anchor-type="paragraph" draw:z-index="33" draw:style-name="gr7" draw:text-style-name="P37" svg:x1="0.018cm" svg:y1="0.072cm" svg:x2="4.671cm" svg:y2="0.072cm"><text:p/></draw:line></text:p>
      <text:p text:style-name="P26">Legend:</text:p>
      <text:p text:style-name="P25"><text:span text:style-name="T24">Green </text:span>line means line width</text:p>
      <text:p text:style-name="P25"><text:span text:style-name="T25">Yellow</text:span> line means line high</text:p>
      <text:p text:style-name="P25"><text:span text:style-name="T26">Magneta</text:span> line means line horizontal position</text:p>
      <text:p text:style-name="P27"><text:span text:style-name="T27">Red</text:span> line means line vertical position</text:p>
      <text:p text:style-name="P9"><text:soft-page-break/><text:span text:style-name="T19"><text:tab/></text:span><text:span text:style-name="T8">Picture outline – Left outline middle line and upper and higher</text:span></text:p>
      <text:p text:style-name="P12"/>
      <text:p text:style-name="P12"/>
      <text:p text:style-name="P12"/>
      <text:p text:style-name="P12"/>
      <text:p text:style-name="P12"/>
      <text:p text:style-name="P12"/>
      <text:p text:style-name="P12"/>
      <text:p text:style-name="P12"/>
      <text:p text:style-name="P12"><draw:g text:anchor-type="paragraph" draw:z-index="39" draw:style-name="gr1"><draw:rect draw:style-name="gr2" draw:text-style-name="P37" svg:width="10.24cm" svg:height="6.748cm" svg:x="3.057cm" svg:y="0.191cm"><text:p/></draw:rect><draw:g draw:style-name="gr12"><draw:rect draw:style-name="gr2" draw:text-style-name="P37" svg:width="4.393cm" svg:height="4.931cm" svg:x="8.534cm" svg:y="1.681cm"><text:p/></draw:rect><draw:line draw:style-name="gr13" draw:text-style-name="P37" svg:x1="8.534cm" svg:y1="4.479cm" svg:x2="12.926cm" svg:y2="4.504cm"><text:p/></draw:line><draw:line draw:style-name="gr13" draw:text-style-name="P37" svg:x1="8.534cm" svg:y1="2.02cm" svg:x2="12.926cm" svg:y2="2.045cm"><text:p/></draw:line><draw:line draw:style-name="gr13" draw:text-style-name="P37" svg:x1="8.534cm" svg:y1="4.117cm" svg:x2="12.926cm" svg:y2="4.142cm"><text:p/></draw:line></draw:g><draw:g draw:style-name="gr12"><draw:rect draw:style-name="gr2" draw:text-style-name="P37" svg:width="4.525cm" svg:height="6.016cm" svg:x="3.507cm" svg:y="0.607cm"><text:p/></draw:rect><draw:line draw:style-name="gr13" draw:text-style-name="P37" svg:x1="3.507cm" svg:y1="4.438cm" svg:x2="8.031cm" svg:y2="4.463cm"><text:p/></draw:line><draw:line draw:style-name="gr13" draw:text-style-name="P37" svg:x1="3.507cm" svg:y1="0.934cm" svg:x2="8.031cm" svg:y2="0.959cm"><text:p/></draw:line><draw:line draw:style-name="gr13" draw:text-style-name="P37" svg:x1="3.507cm" svg:y1="2.512cm" svg:x2="8.031cm" svg:y2="2.537cm"><text:p/></draw:line><draw:line draw:style-name="gr13" draw:text-style-name="P37" svg:x1="3.507cm" svg:y1="4.775cm" svg:x2="8.031cm" svg:y2="4.8cm"><text:p/></draw:line><draw:line draw:style-name="gr13" draw:text-style-name="P37" svg:x1="3.507cm" svg:y1="2.865cm" svg:x2="8.031cm" svg:y2="2.89cm"><text:p/></draw:line></draw:g></draw:g></text:p>
      <text:p text:style-name="P12"/>
      <text:p text:style-name="P12"/>
      <text:p text:style-name="P12"/>
      <text:p text:style-name="P12"><draw:path text:anchor-type="paragraph" draw:z-index="45" draw:style-name="gr11" draw:text-style-name="P37" svg:width="15.161cm" svg:height="7.621cm" draw:transform="skewX (-2.23835801108956E-017) rotate (2.08130513300285) translate (4.14325714922181cm 16.9743225044341cm)" svg:viewBox="0 0 15162 7622" svg:d="m0-92179c379-12 753-27 1134-40 332-11 654 143 961 269 305 124 609 260 933 320 348 65 687-64 1036 75 297 118 590 235 879 357 315 132 644 219 971 309 333 92 646 208 945 360 285 144 591 183 882 291 303 113 608 236 935 255 349 21 626 262 959 335s634 240 899 437c276 205 554 376 845 539 309 174 626 319 951 467 289 131 521 358 749 587 231 231 485 441 775 602 293 162 678 234 858 514 216 337 46 799 221 1169l140 414 89 321"><text:p/></draw:path></text:p>
      <text:p text:style-name="P12"/>
      <text:p text:style-name="P12"/>
      <text:p text:style-name="P12"/>
      <text:p text:style-name="P12"/>
      <text:p text:style-name="P12"><draw:path text:anchor-type="paragraph" draw:z-index="44" draw:style-name="gr11" draw:text-style-name="P37" svg:width="12.701cm" svg:height="5.731cm" draw:transform="skewX (-4.37189392340778E-017) rotate (2.03453030904941) translate (4.00808304847897cm 13.9371067279802cm)" svg:viewBox="0 0 12702 5732" svg:d="m0-80916c390-87 750 77 1130 106 354 26 707 49 1051 131 369 87 751-3 1119 66 333 63 682 24 999 171 322 149 656 278 999 369 317 84 592 259 894 380 320 129 627 317 972 356 343 38 695 30 1026 118 311 84 625 197 881 408 246 202 548 295 801 499 262 210 558 375 855 526 307 156 518 415 842 553 317 135 751 257 815 670 49 323 554 693 183 1013l-105 341v0"><text:p/></draw:path></text:p>
      <text:p text:style-name="P12"/>
      <text:p text:style-name="P12"><draw:path text:anchor-type="paragraph" draw:z-index="43" draw:style-name="gr11" draw:text-style-name="P37" svg:width="9.507cm" svg:height="6.522cm" draw:transform="rotate (2.23175251452473) translate (4.13455555555553cm 11.7192777777778cm)" svg:viewBox="0 0 9508 6523" svg:d="m0-118299c362 12 723 24 1079 35 324 10 650 81 933 223 247 124 501 244 712 420 234 194 491 352 743 510 255 160 507 328 775 469 282 149 569 283 861 401 276 111 519 283 815 332 307 51 587 213 823 406 241 196 460 420 666 652 191 214 395 414 588 624 205 225 459 400 645 636 218 277 344 614 529 914l186 279 95 308 58 314"><text:p/></draw:path></text:p>
      <text:p text:style-name="P12"/>
      <text:p text:style-name="P12"/>
      <text:p text:style-name="P12"/>
      <text:p text:style-name="P12"/>
      <text:p text:style-name="P12"/>
      <text:p text:style-name="P12"><draw:path text:anchor-type="paragraph" draw:z-index="42" draw:style-name="gr11" draw:text-style-name="P37" svg:width="8.466cm" svg:height="1.14cm" draw:transform="rotate (1.5707963267946) translate (2.78250325091222cm 8.6765694444509cm)" svg:viewBox="0 0 8467 1141" svg:d="m0 20443c302-18 607 35 900-53 374-113 758-200 1137-291 454-110 903-216 1350-344 367-106 739-196 1111-265 291-54 582-102 873-132 318-33 633-65 953-53 299 11 601 12 899 0 275-12 566 19 794 185l264 185 186 265v0"><text:p/></draw:path></text:p>
      <text:p text:style-name="P12"/>
      <text:p text:style-name="P12"><draw:path text:anchor-type="paragraph" draw:z-index="40" draw:style-name="gr8" draw:text-style-name="P37" svg:width="5.74cm" svg:height="0.739cm" draw:transform="rotate (1.5707963267946) translate (5.61622222225444cm 5.90726388889084cm)" svg:viewBox="0 0 5741 740" svg:d="m0 25314c317 45 637 17 952 26 313 9 616 109 927 106 368-4 700 166 1058 185 301 16 594 81 899 79 284-1 554-67 821-132 287-70 545-220 793-370l265-238h26"><text:p/></draw:path><draw:path text:anchor-type="paragraph" draw:z-index="41" draw:style-name="gr11" draw:text-style-name="P37" svg:width="6.357cm" svg:height="0.456cm" draw:transform="rotate (1.68145020137102) translate (3.74877914273908cm 6.53220996111632cm)" svg:viewBox="0 0 6358 457" svg:d="m0-2203c313-24 619 20 926 49 353 33 699 23 1040-17 299-35 602-45 892-114 284-68 566-33 818-176 251-141 541-140 812-122 280 18 565 61 841 93 270 32 517 146 775 219l254 108-3 27"><text:p/></draw:path><draw:path text:anchor-type="paragraph" draw:z-index="47" draw:style-name="gr9" draw:text-style-name="P37" svg:width="6.201cm" svg:height="0.813cm" draw:transform="rotate (1.77290545417551) translate (5.29178761558523cm 6.30612241182101cm)" svg:viewBox="0 0 6202 814" svg:d="m0-19035c379 57 731-192 1102-105 333 78 671 125 995 265 316 137 605 291 945 374 346 84 698 177 1049 153 337-22 673-33 1009-92 329-57 644-269 986-129l116 24"><text:p/></draw:path></text:p>
      <text:p text:style-name="P12"><draw:path text:anchor-type="paragraph" draw:z-index="46" draw:style-name="gr10" draw:text-style-name="P37" svg:width="6.077cm" svg:height="0.696cm" draw:transform="rotate (1.68371912939861) translate (4.24621263731888cm 6.07839372431956cm)" svg:viewBox="0 0 6078 697" svg:d="m0-1402c355 4 712-19 1062 31 351 51 697 5 1038-31 378-40 741-175 1118-198 332-21 664-79 990-124 349-48 692-248 1049-119l299-25 327-21 195-156"><text:p/></draw:path></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 Left outline middle line and upper and higher</text:p>
      <text:p text:style-name="P17">//------------------------------------------------------------------------</text:p>
      <text:p text:style-name="P6"/>
      <text:p text:style-name="P17">// Horizontal line </text:p>
      <text:p text:style-name="P6"><text:span text:style-name="T17">// low line 1 <text:s/>(line width = 150 – 15 = 135 pixels)</text:span></text:p>
      <text:p text:style-name="P21">Wypelnij_Prostokat_LCD(67, 15, 1, 150, color);</text:p>
      <text:p text:style-name="P21">Wypelnij_Prostokat_LCD(68, 15, 1, 150, color);</text:p>
      <text:p text:style-name="P21">Wypelnij_Prostokat_LCD(69, 15, 1, 150, color);</text:p>
      <text:p text:style-name="P6"/>
      <text:p text:style-name="P17">// low line 2</text:p>
      <text:p text:style-name="P21">Wypelnij_Prostokat_LCD(82, 15, 1, 150, color);</text:p>
      <text:p text:style-name="P21">Wypelnij_Prostokat_LCD(83, 15, 1, 150, color);</text:p>
      <text:p text:style-name="P21">Wypelnij_Prostokat_LCD(84, 15, 1, 150, color);</text:p>
      <text:p text:style-name="P6"/>
      <text:p text:style-name="P17">// middle line 3</text:p>
      <text:p text:style-name="P21">Wypelnij_Prostokat_LCD(139, 15, 1, 150, color);</text:p>
      <text:p text:style-name="P21">Wypelnij_Prostokat_LCD(140, 15, 1, 150, color);</text:p>
      <text:p text:style-name="P21">Wypelnij_Prostokat_LCD(141, 15, 1, 150, color);</text:p>
      <text:p text:style-name="P6"/>
      <text:p text:style-name="P17">// High line 4</text:p>
      <text:p text:style-name="P21">Wypelnij_Prostokat_LCD(155, 15, 1, 150, color);</text:p>
      <text:p text:style-name="P21">Wypelnij_Prostokat_LCD(156, 15, 1, 150, color);</text:p>
      <text:p text:style-name="P21">Wypelnij_Prostokat_LCD(157, 15, 1, 150, color);</text:p>
      <text:p text:style-name="P6"/>
      <text:p text:style-name="P17">// High line 5</text:p>
      <text:p text:style-name="P21">Wypelnij_Prostokat_LCD(214, 15, 1, 150, color);</text:p>
      <text:p text:style-name="P21">Wypelnij_Prostokat_LCD(213, 15, 1, 150, color);</text:p>
      <text:p text:style-name="P21">Wypelnij_Prostokat_LCD(212, 15, 1, 150, color);</text:p>
      <text:p text:style-name="P17">//------------------------------------------------------------------------</text:p>
      <text:p text:style-name="P12"/>
      <text:p text:style-name="P12"/>
      <text:p text:style-name="P12"/>
      <text:p text:style-name="P12"/>
      <text:p text:style-name="P12"/>
      <text:p text:style-name="P12"/>
      <text:p text:style-name="P12"/>
      <text:p text:style-name="P12"/>
      <text:p text:style-name="P26"/>
      <text:p text:style-name="P26"/>
      <text:p text:style-name="P26"/>
      <text:p text:style-name="P26"/>
      <text:p text:style-name="P26"><draw:line text:anchor-type="paragraph" draw:z-index="49" draw:style-name="gr7" draw:text-style-name="P37" svg:x1="0.014cm" svg:y1="0.176cm" svg:x2="4.667cm" svg:y2="0.176cm"><text:p/></draw:line></text:p>
      <text:p text:style-name="P26">Legend:</text:p>
      <text:p text:style-name="P25"><text:span text:style-name="T24">Green </text:span>line means line width</text:p>
      <text:p text:style-name="P25"><text:span text:style-name="T25">Yellow</text:span> line means line high</text:p>
      <text:p text:style-name="P25"><text:span text:style-name="T26">Magneta</text:span> line means line horizontal position</text:p>
      <text:p text:style-name="P27"><text:span text:style-name="T27">Red</text:span> line means line vertical position</text:p>
      <text:list xml:id="list1065075126" text:continue-numbering="true" text:style-name="L1">
        <text:list-item>
          <text:p text:style-name="P31"><text:soft-page-break/><text:span text:style-name="T14">Second outline.</text:span></text:p>
        </text:list-item>
      </text:list>
      <text:p text:style-name="P2"/>
      <text:p text:style-name="P5"><text:span text:style-name="T20"><text:tab/></text:span><text:span text:style-name="T9">Second</text:span><text:span text:style-name="T12"> outline is created by function:</text:span><text:span text:style-name="T20"> „</text:span><text:span text:style-name="T2">void</text:span><text:span text:style-name="T10"> </text:span><text:span text:style-name="T11">First_Main_Menu</text:span><text:span text:style-name="T10">(</text:span><text:span text:style-name="T2">unsigned</text:span><text:span text:style-name="T10"> </text:span><text:span text:style-name="T2">char</text:span><text:span text:style-name="T10"> <text:tab/>state);</text:span><text:span text:style-name="T20">”</text:span></text:p>
      <text:p text:style-name="P15"/>
      <text:p text:style-name="P15"/>
      <text:p text:style-name="P28"><text:tab/>Picture outline – External big outline explanation</text:p>
      <text:p text:style-name="P15"/>
      <text:p text:style-name="P15"><draw:g text:anchor-type="paragraph" draw:z-index="4" draw:style-name="gr1"><draw:rect draw:style-name="gr2" draw:text-style-name="P37" svg:width="10.24cm" svg:height="6.748cm" svg:x="3.057cm" svg:y="0.319cm"><text:p/></draw:rect><draw:rect draw:style-name="gr2" draw:text-style-name="P37" svg:width="9.813cm" svg:height="0.747cm" svg:x="3.281cm" svg:y="0.504cm"><text:p/></draw:rect><draw:rect draw:style-name="gr2" draw:text-style-name="P37" svg:width="9.813cm" svg:height="0.671cm" svg:x="3.272cm" svg:y="6.157cm"><text:p/></draw:rect><draw:rect draw:style-name="gr2" draw:text-style-name="P37" svg:width="9.813cm" svg:height="0.671cm" svg:x="3.272cm" svg:y="5.487cm"><text:p/></draw:rect><draw:rect draw:style-name="gr2" draw:text-style-name="P37" svg:width="9.813cm" svg:height="0.671cm" svg:x="3.272cm" svg:y="4.817cm"><text:p/></draw:rect><draw:rect draw:style-name="gr2" draw:text-style-name="P37" svg:width="9.813cm" svg:height="0.671cm" svg:x="3.272cm" svg:y="4.147cm"><text:p/></draw:rect><draw:rect draw:style-name="gr2" draw:text-style-name="P37" svg:width="9.813cm" svg:height="0.671cm" svg:x="3.272cm" svg:y="3.476cm"><text:p/></draw:rect><draw:rect draw:style-name="gr2" draw:text-style-name="P37" svg:width="9.813cm" svg:height="0.671cm" svg:x="3.272cm" svg:y="2.806cm"><text:p/></draw:rect><draw:rect draw:style-name="gr2" draw:text-style-name="P37" svg:width="9.813cm" svg:height="0.671cm" svg:x="3.272cm" svg:y="2.136cm"><text:p/></draw:rect><draw:rect draw:style-name="gr2" draw:text-style-name="P37" svg:width="9.813cm" svg:height="0.671cm" svg:x="3.272cm" svg:y="1.466cm"><text:p/></draw:rect></draw:g><draw:path text:anchor-type="paragraph" draw:z-index="54" draw:style-name="gr10" draw:text-style-name="P37" svg:width="9.946cm" svg:height="6.986cm" draw:transform="rotate (2.3561944901919) translate (5.08026233731023cm 12.3346126626899cm)" svg:viewBox="0 0 9947 6987" svg:d="m0-181164c326 36 639-92 967-1 269 74 546 114 810 187 310 84 626 142 936 219 293 73 595 109 889 171 263 56 462 225 701 327 252 107 473 288 717 405 297 143 498 398 765 578 313 210 613 436 950 608 293 150 538 381 811 562 288 190 504 471 732 732 187 214 353 440 530 655 147 177 298 348 438 530 158 206 283 430 358 669 79 253 236 468 264 734l31 280 48 265v32"><text:p/></draw:path></text:p>
      <text:p text:style-name="P15"/>
      <text:p text:style-name="P15"/>
      <text:p text:style-name="P15"/>
      <text:p text:style-name="P15"/>
      <text:p text:style-name="P15"/>
      <text:p text:style-name="P15"/>
      <text:p text:style-name="P15"/>
      <text:p text:style-name="P15"/>
      <text:p text:style-name="P15"/>
      <text:p text:style-name="P15"><draw:path text:anchor-type="paragraph" draw:z-index="52" draw:style-name="gr9" draw:text-style-name="P37" svg:width="8.58cm" svg:height="3.552cm" draw:transform="rotate (1.5707963267946) translate (3.05681944449273cm 8.68891666668666cm)" svg:viewBox="0 0 8581 3553" svg:d="m0 23403c226-2 454-7 677 0 220 8 439-24 657-39 238-17 477-46 713-61 224-14 454 6 677-20 261-31 526-42 788-40 256 2 496-109 751-123 287-14 567-118 844-201 314-94 596-279 903-383 280-94 528-256 806-363 288-111 552-289 808-466 226-156 412-362 582-605 149-213 267-422 302-667l56-262 17-241-17-81"><text:p/></draw:path></text:p>
      <text:p text:style-name="P15"/>
      <text:p text:style-name="P16"/>
      <text:p text:style-name="P16"><draw:path text:anchor-type="paragraph" draw:z-index="56" draw:style-name="gr11" draw:text-style-name="P37" svg:width="11.452cm" svg:height="3.11cm" draw:transform="rotate (0.643502895210188) translate (4.23291788825111cm 7.19435799109029cm)" svg:viewBox="0 0 11453 3111" svg:d="m0 242295c370 65 757 54 1111-49 327-96 637-83 970-154 332-71 644-214 984-173 319 38 644-13 965 36 376 57 733-119 1116-19 357 94 698-122 1058-88 294 28 601 25 892-48 317-80 635-167 960-216 305-46 588-184 895-238 316-55 623-166 922-274 296-107 566-284 833-449 200-124 362-300 481-495 122-197 208-426 221-661l45-242v0"><text:p/></draw:path></text:p>
      <text:p text:style-name="P16"><draw:path text:anchor-type="paragraph" draw:z-index="55" draw:style-name="gr11" draw:text-style-name="P37" svg:width="7.54cm" svg:height="2.712cm" draw:transform="rotate (1.5707963267946) translate (3.14148611115362cm 7.64645833334863cm)" svg:viewBox="0 0 7541 2713" svg:d="m0 22733c250-5 499-5 750-23 234-16 472 4 705 0 265-4 529-2 794-21 240-18 469-111 706-111 238 0 462-58 684-110 238-54 474-130 705-199 233-69 445-183 662-286 256-120 437-361 661-529 217-162 455-296 683-441 275-175 374-515 684-640l221-154 220-132 66-67"><text:p/></draw:path></text:p>
      <text:p text:style-name="P16"><draw:path text:anchor-type="paragraph" draw:z-index="51" draw:style-name="gr8" draw:text-style-name="P37" svg:width="2.38cm" svg:height="2.969cm" svg:x="6.932cm" svg:y="0.155cm" svg:viewBox="0 0 2381 2970" svg:d="m0 2970c96-219 367-340 515-532 136-175 341-316 517-472 193-171 436-304 575-504 123-178 300-338 417-517 106-163 202-332 278-502 63-143 55-295 79-443v0"><text:p/></draw:path><draw:path text:anchor-type="paragraph" draw:z-index="53" draw:style-name="gr10" draw:text-style-name="P37" svg:width="4.114cm" svg:height="0.944cm" draw:transform="skewX (0.0909316540288875) rotate (2.34170825740035) translate (5.17616763192831cm 3.74414628918862cm)" svg:viewBox="0 0 4115 945" svg:d="m0-175565c548 89 1078-109 1634 29 337 84 699 43 1041 94 251 38 492 100 735 171 209 61 356 202 528 311l139 149 38 169"><text:p/></draw:path></text:p>
      <text:p text:style-name="P16"/>
      <text:p text:style-name="P16"/>
      <text:p text:style-name="P16"/>
      <text:p text:style-name="P16"/>
      <text:p text:style-name="P21"><text:tab/><text:span text:style-name="T17">// External big outline</text:span></text:p>
      <text:p text:style-name="P6"><text:span text:style-name="T4"><text:tab/></text:span><text:span text:style-name="T17">//------------------------------------------------------------------------</text:span></text:p>
      <text:p text:style-name="P6"/>
      <text:p text:style-name="P6"><text:span text:style-name="T4"><text:tab/></text:span><text:span text:style-name="T17">// Horizontal line</text:span></text:p>
      <text:p text:style-name="P6"><text:span text:style-name="T4"><text:tab/></text:span><text:span text:style-name="T17">// Lower line (line width = 316 – 3 = 313 pixels)</text:span></text:p>
      <text:p text:style-name="P21"><text:tab/>Wypelnij_Prostokat_LCD(2, 3, 1, 316, color);</text:p>
      <text:p text:style-name="P21"><text:tab/>Wypelnij_Prostokat_LCD(3, 3, 1, 316, color);</text:p>
      <text:p text:style-name="P21"><text:tab/>Wypelnij_Prostokat_LCD(4, 3, 1, 316, color);</text:p>
      <text:p text:style-name="P6"/>
      <text:p text:style-name="P6"><text:span text:style-name="T4"><text:tab/></text:span><text:span text:style-name="T17">// Upper line</text:span></text:p>
      <text:p text:style-name="P21"><text:tab/>Wypelnij_Prostokat_LCD(235, 3, 1, 316, color);</text:p>
      <text:p text:style-name="P21"><text:tab/>Wypelnij_Prostokat_LCD(236, 3, 1, 316, color);</text:p>
      <text:p text:style-name="P21"><text:tab/>Wypelnij_Prostokat_LCD(237, 3, 1, 316, color);</text:p>
      <text:p text:style-name="P6"/>
      <text:p text:style-name="P6"><text:span text:style-name="T4"><text:tab/></text:span><text:span text:style-name="T17">// Vertical line</text:span></text:p>
      <text:p text:style-name="P6"><text:span text:style-name="T4"><text:tab/></text:span><text:span text:style-name="T17">// Left line (line height = 237-2 = 235 pixels)</text:span></text:p>
      <text:p text:style-name="P21"><text:tab/>Wypelnij_Prostokat_LCD(2, 2, 237, 1, color);</text:p>
      <text:p text:style-name="P21"><text:tab/>Wypelnij_Prostokat_LCD(2, 3, 237, 1, color);</text:p>
      <text:p text:style-name="P21"><text:tab/>Wypelnij_Prostokat_LCD(2, 4, 237, 1, color);</text:p>
      <text:p text:style-name="P6"/>
      <text:p text:style-name="P6"><text:span text:style-name="T4"><text:tab/></text:span><text:span text:style-name="T17">// Right line</text:span></text:p>
      <text:p text:style-name="P21"><text:tab/>Wypelnij_Prostokat_LCD(2, 315, 237, 1, color);</text:p>
      <text:p text:style-name="P21"><text:tab/>Wypelnij_Prostokat_LCD(2, 316, 237, 1, color);</text:p>
      <text:p text:style-name="P21"><text:tab/>Wypelnij_Prostokat_LCD(2, 317, 237, 1, color);</text:p>
      <text:p text:style-name="P6"/>
      <text:p text:style-name="P6"><text:span text:style-name="T4"><text:tab/></text:span><text:span text:style-name="T17">//------------------------------------------------------------------------</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draw:line text:anchor-type="paragraph" draw:z-index="50" draw:style-name="gr7" draw:text-style-name="P37" svg:x1="0.065cm" svg:y1="0.157cm" svg:x2="4.718cm" svg:y2="0.157cm"><text:p/></draw:line></text:p>
      <text:p text:style-name="P26">Legend:</text:p>
      <text:p text:style-name="P25"><text:span text:style-name="T24">Green </text:span>line means line width</text:p>
      <text:p text:style-name="P25"><text:span text:style-name="T25">Yellow</text:span> line means line high</text:p>
      <text:p text:style-name="P25"><text:span text:style-name="T26">Magneta</text:span> line means line horizontal position</text:p>
      <text:p text:style-name="P27"><text:span text:style-name="T27">Red</text:span> line means line vertical position</text:p>
      <text:p text:style-name="P27"/>
      <text:p text:style-name="P24"><text:soft-page-break/></text:p>
      <text:p text:style-name="P20">Picture outline – horizontal menu upper menu (menu title)</text:p>
      <text:p text:style-name="P20"/>
      <text:p text:style-name="P20"/>
      <text:p text:style-name="P20"/>
      <text:p text:style-name="P20"/>
      <text:p text:style-name="P20"/>
      <text:p text:style-name="P20"><draw:g text:anchor-type="paragraph" draw:z-index="1" draw:style-name="gr1"><draw:rect draw:style-name="gr2" draw:text-style-name="P37" svg:width="10.24cm" svg:height="6.748cm" svg:x="3.205cm" svg:y="0.323cm"><text:p/></draw:rect><draw:rect draw:style-name="gr2" draw:text-style-name="P37" svg:width="9.813cm" svg:height="0.747cm" svg:x="3.429cm" svg:y="0.508cm"><text:p/></draw:rect><draw:rect draw:style-name="gr2" draw:text-style-name="P37" svg:width="9.813cm" svg:height="0.671cm" svg:x="3.42cm" svg:y="6.161cm"><text:p/></draw:rect><draw:rect draw:style-name="gr2" draw:text-style-name="P37" svg:width="9.813cm" svg:height="0.671cm" svg:x="3.42cm" svg:y="5.491cm"><text:p/></draw:rect><draw:rect draw:style-name="gr2" draw:text-style-name="P37" svg:width="9.813cm" svg:height="0.671cm" svg:x="3.42cm" svg:y="4.821cm"><text:p/></draw:rect><draw:rect draw:style-name="gr2" draw:text-style-name="P37" svg:width="9.813cm" svg:height="0.671cm" svg:x="3.42cm" svg:y="4.151cm"><text:p/></draw:rect><draw:rect draw:style-name="gr2" draw:text-style-name="P37" svg:width="9.813cm" svg:height="0.671cm" svg:x="3.42cm" svg:y="3.48cm"><text:p/></draw:rect><draw:rect draw:style-name="gr2" draw:text-style-name="P37" svg:width="9.813cm" svg:height="0.671cm" svg:x="3.42cm" svg:y="2.81cm"><text:p/></draw:rect><draw:rect draw:style-name="gr2" draw:text-style-name="P37" svg:width="9.813cm" svg:height="0.671cm" svg:x="3.42cm" svg:y="2.14cm"><text:p/></draw:rect><draw:rect draw:style-name="gr2" draw:text-style-name="P37" svg:width="9.813cm" svg:height="0.671cm" svg:x="3.42cm" svg:y="1.47cm"><text:p/></draw:rect></draw:g></text:p>
      <text:p text:style-name="P20"><draw:path text:anchor-type="paragraph" draw:z-index="57" draw:style-name="gr9" draw:text-style-name="P37" svg:width="11.993cm" svg:height="1.919cm" draw:transform="rotate (1.06901416684633) translate (5.54566666666661cm 10.0435833333334cm)" svg:viewBox="0 0 11994 1920" svg:d="m0 183146c286 76 566 23 861 55 377 40 747 115 1127 85 373-29 733 117 1102 126 438 11 884-85 1320-20 430 64 853 180 1291 197 418 16 841 25 1257 89 324 50 652 57 980 92 352 39 701 61 1051 128 356 68 674-4 1008 50 288 47 624 46 848 263 220 214 526 295 723 536l212 159 183 151 31 9"><text:p/></draw:path><draw:path text:anchor-type="paragraph" draw:z-index="58" draw:style-name="gr9" draw:text-style-name="P37" svg:width="2.291cm" svg:height="9.612cm" svg:x="3.341cm" svg:y="0.363cm" svg:viewBox="0 0 2292 9613" svg:d="m2138 9613c39-259 123-511 132-771 9-271 0-546 0-816 0-330 50-667 0-992-46-300-65-580-88-882-30-395-65-783-109-1169-42-360-205-690-288-1035-74-311-284-554-397-838-111-281-196-572-330-838-139-277-412-476-508-773-85-266-254-483-330-749-62-219-185-429-176-662l-44-88"><text:p/></draw:path><draw:path text:anchor-type="paragraph" draw:z-index="63" draw:style-name="gr10" draw:text-style-name="P37" svg:width="11.822cm" svg:height="10.78cm" draw:transform="skewX (3.27371032843597E-017) rotate (2.3561944901919) translate (4.03651253130046cm 15.9148346909229cm)" svg:viewBox="0 0 11823 10781" svg:d="m0-229966c491 45 977-51 1454-125 424-65 880-46 1269 146 322 159 652 308 956 498 311 193 645 350 956 541 262 161 514 349 769 520 304 203 558 476 852 685 292 208 589 429 937 520 354 93 554 387 788 624 236 238 465 465 645 769 204 346 523 613 811 893 230 224 399 499 562 770 236 390 545 747 686 1185 127 394 320 763 478 1144 144 346 277 703 394 1060 122 370 403 722 187 1142l-207 250h-42"><text:p/></draw:path></text:p>
      <text:p text:style-name="P20"><draw:path text:anchor-type="paragraph" draw:z-index="59" draw:style-name="gr8" draw:text-style-name="P37" svg:width="13.348cm" svg:height="5.413cm" draw:transform="skewX (0.0774926187885336) rotate (0.688881455762032) translate (2.33870056690171cm 8.66107638269492cm)" svg:viewBox="0 0 13349 5414" svg:d="m0 274712c440-36 861 99 1315-1 638-141 1310 11 1948-121 654-136 1310-231 1970-307 634-73 1277-98 1916-118 643-20 1282-139 1912-266 604-122 1196-333 1728-669 272-171 562-312 808-510 312-252 618-525 860-847 189-251 377-502 527-783 141-264 400-521 361-827-41-312-112-617-205-914l-17-14"><text:p/></draw:path><draw:path text:anchor-type="paragraph" draw:z-index="62" draw:style-name="gr10" draw:text-style-name="P37" svg:width="8.064cm" svg:height="11.014cm" draw:transform="skewX (6.47815687309897E-017) rotate (2.48325445973706) translate (4.26684722222223cm 13.8094861111111cm)" svg:viewBox="0 0 8065 11015" svg:d="m0-258508c515 15 1028 66 1532 153 429 74 806 244 1206 406 473 191 886 514 1299 815 318 231 619 486 911 745 308 274 551 615 825 922 243 274 505 526 735 807 227 276 396 584 624 856 201 239 421 477 552 762 165 359 290 732 359 1136 81 477-84 894-69 1353 15 428-104 852-163 1279-58 413-146 826-75 1247l63 323 16 211"><text:p/></draw:path></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path text:anchor-type="paragraph" draw:z-index="60" draw:style-name="gr11" draw:text-style-name="P37" svg:width="4.095cm" svg:height="1.238cm" draw:transform="rotate (1.68528992572541) translate (3.61544366844483cm 4.1166380579928cm)" svg:viewBox="0 0 4096 1239" svg:d="m0-16379c287 38 546-113 783-244 251-139 499-309 776-376 258-63 491-174 739-249 263-79 507-206 765-288 225-72 466-99 695-54l219 26 119 123"><text:p/></draw:path><draw:path text:anchor-type="paragraph" draw:z-index="61" draw:style-name="gr11" draw:text-style-name="P37" svg:width="9.062cm" svg:height="4.219cm" draw:transform="rotate (0.982794901797822) translate (5.16995833333343cm 5.62856944444444cm)" svg:viewBox="0 0 9063 4220" svg:d="m0 208367c292 5 591 9 868 110 286 104 591 157 862 301 326 171 674 305 1003 470 330 166 659 334 1003 471 310 124 585 331 868 507 316 197 546 492 844 710 320 233 659 461 912 770 180 220 429 373 654 545 239 183 546 187 819 275 234 75 571 115 734-91 156-197 391-282 472-527l24-43"><text:p/></draw:path></text:p>
      <text:p text:style-name="P20"/>
      <text:p text:style-name="P20"/>
      <text:p text:style-name="P20"/>
      <text:p text:style-name="P20"/>
      <text:p text:style-name="P16">// Upper information which inform which menu enter</text:p>
      <text:p text:style-name="P17">// Vertical line</text:p>
      <text:p text:style-name="P17">//------------------------------------------------------------------------</text:p>
      <text:p text:style-name="P6"><text:span text:style-name="T17">// Left line (line height = 231-208 = 23 pixels)</text:span></text:p>
      <text:p text:style-name="P21">Wypelnij_Prostokat_LCD(208, 9, 231, 1, color);</text:p>
      <text:p text:style-name="P21">Wypelnij_Prostokat_LCD(208, 10, 231, 1, color);</text:p>
      <text:p text:style-name="P21">Wypelnij_Prostokat_LCD(208, 11, 231, 1, color);</text:p>
      <text:p text:style-name="P6"/>
      <text:p text:style-name="P17">// Right line</text:p>
      <text:p text:style-name="P21">Wypelnij_Prostokat_LCD(208, 308, 231, 1, color);</text:p>
      <text:p text:style-name="P21">Wypelnij_Prostokat_LCD(208, 309, 231, 1, color);</text:p>
      <text:p text:style-name="P21">Wypelnij_Prostokat_LCD(208, 307, 231, 1, color);</text:p>
      <text:p text:style-name="P6"/>
      <text:p text:style-name="P17">// Horizontal</text:p>
      <text:p text:style-name="P6"><text:span text:style-name="T17">// Low line (line width = 309 – 9 = 300 pixels)</text:span></text:p>
      <text:p text:style-name="P21">Wypelnij_Prostokat_LCD(207, 9, 1, 309, color);</text:p>
      <text:p text:style-name="P21">Wypelnij_Prostokat_LCD(208, 9, 1, 309, color);</text:p>
      <text:p text:style-name="P21">Wypelnij_Prostokat_LCD(209, 9, 1, 309, color);</text:p>
      <text:p text:style-name="P6"/>
      <text:p text:style-name="P17">// High line</text:p>
      <text:p text:style-name="P21">Wypelnij_Prostokat_LCD(230, 9, 1, 309, color);</text:p>
      <text:p text:style-name="P21">Wypelnij_Prostokat_LCD(231, 9, 1, 309, color);</text:p>
      <text:p text:style-name="P21">Wypelnij_Prostokat_LCD(232, 9, 1, 309, color);</text:p>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line text:anchor-type="paragraph" draw:z-index="64" draw:style-name="gr7" draw:text-style-name="P37" svg:x1="0.019cm" svg:y1="0.224cm" svg:x2="4.672cm" svg:y2="0.224cm"><text:p/></draw:line></text:p>
      <text:p text:style-name="P26">Legend:</text:p>
      <text:p text:style-name="P25"><text:span text:style-name="T24">Green </text:span>line means line width</text:p>
      <text:p text:style-name="P25"><text:span text:style-name="T25">Yellow</text:span> line means line high</text:p>
      <text:p text:style-name="P25"><text:span text:style-name="T26">Magneta</text:span> line means line horizontal position</text:p>
      <text:p text:style-name="P27"><text:span text:style-name="T27">Red</text:span> line means line vertical position</text:p>
      <text:p text:style-name="P24"><text:soft-page-break/></text:p>
      <text:p text:style-name="P20">Picture outline – horizontal menu lower menu (submenu titles)</text:p>
      <text:p text:style-name="P24"/>
      <text:p text:style-name="P24"/>
      <text:p text:style-name="P24"/>
      <text:p text:style-name="P24"/>
      <text:p text:style-name="P24"><draw:g text:anchor-type="paragraph" draw:z-index="0" draw:style-name="gr1"><draw:rect draw:style-name="gr2" draw:text-style-name="P37" svg:width="10.24cm" svg:height="6.748cm" svg:x="3.316cm" svg:y="0.164cm"><text:p/></draw:rect><draw:rect draw:style-name="gr2" draw:text-style-name="P37" svg:width="9.813cm" svg:height="0.747cm" svg:x="3.54cm" svg:y="0.349cm"><text:p/></draw:rect><draw:rect draw:style-name="gr2" draw:text-style-name="P37" svg:width="9.813cm" svg:height="0.671cm" svg:x="3.531cm" svg:y="6.002cm"><text:p/></draw:rect><draw:rect draw:style-name="gr2" draw:text-style-name="P37" svg:width="9.813cm" svg:height="0.671cm" svg:x="3.531cm" svg:y="5.332cm"><text:p/></draw:rect><draw:rect draw:style-name="gr2" draw:text-style-name="P37" svg:width="9.813cm" svg:height="0.671cm" svg:x="3.531cm" svg:y="4.662cm"><text:p/></draw:rect><draw:rect draw:style-name="gr2" draw:text-style-name="P37" svg:width="9.813cm" svg:height="0.671cm" svg:x="3.531cm" svg:y="3.992cm"><text:p/></draw:rect><draw:rect draw:style-name="gr2" draw:text-style-name="P37" svg:width="9.813cm" svg:height="0.671cm" svg:x="3.531cm" svg:y="3.321cm"><text:p/></draw:rect><draw:rect draw:style-name="gr2" draw:text-style-name="P37" svg:width="9.813cm" svg:height="0.671cm" svg:x="3.531cm" svg:y="2.651cm"><text:p/></draw:rect><draw:rect draw:style-name="gr2" draw:text-style-name="P37" svg:width="9.813cm" svg:height="0.671cm" svg:x="3.531cm" svg:y="1.981cm"><text:p/></draw:rect><draw:rect draw:style-name="gr2" draw:text-style-name="P37" svg:width="9.813cm" svg:height="0.671cm" svg:x="3.531cm" svg:y="1.311cm"><text:p/></draw:rect></draw:g></text:p>
      <text:p text:style-name="P24"/>
      <text:p text:style-name="P24"/>
      <text:p text:style-name="P24"/>
      <text:p text:style-name="P24"><draw:path text:anchor-type="paragraph" draw:z-index="76" draw:style-name="gr10" draw:text-style-name="P37" svg:width="17.183cm" svg:height="4.144cm" draw:transform="rotate (1.68371912939861) translate (1.34973336334966cm 17.7868931645082cm)" svg:viewBox="0 0 17184 4145" svg:d="m0-28052c326 9 634-109 939-190 320-84 623 39 948-10s647-107 945-247c309-145 631-303 981-304 396-2 535-444 939-455 326-9 620 88 951-41 310-122 649-28 984-66 322-37 632-141 952-39 355 112 739 14 1052-147 314-162 664-161 1020-121 333 38 680 170 981-38 382-263 634 118 1028 58 331-50 665 100 997 83 329-17 652 63 958 169 310 107 643 164 940 313 362 181 694 428 953 729 272 317 750 431 881 840 101 317 169 639 277 949l223 381 164 373 71 156"><text:p/></draw:path></text:p>
      <text:p text:style-name="P24"/>
      <text:p text:style-name="P24"/>
      <text:p text:style-name="P24"><draw:path text:anchor-type="paragraph" draw:z-index="75" draw:style-name="gr10" draw:text-style-name="P37" svg:width="15.372cm" svg:height="3.989cm" draw:transform="rotate (1.69698363171377) translate (1.62599645308144cm 15.9328853277976cm)" svg:viewBox="0 0 15373 3990" svg:d="m0-32798c367 7 761 109 1102-38 321-139 644-269 984-291 348-23 664-195 964-351 314-163 683-166 1026-136 341 29 669-106 977-232 300-123 615-18 916 27 375 57 632-245 980-261 340-16 633-192 974-202 312-9 618-167 930-90 316 78 629-8 944 31 305 37 594 152 894 202 322 54 618 21 977 5 336-16 667 177 929 384 326 259 642 256 918 711 218 358 444 632 775 898 321 258 470 695 541 1105l287 303 255 330v0"><text:p/></draw:path></text:p>
      <text:p text:style-name="P24"/>
      <text:p text:style-name="P24"/>
      <text:p text:style-name="P24"><draw:path text:anchor-type="paragraph" draw:z-index="74" draw:style-name="gr10" draw:text-style-name="P37" svg:width="10.451cm" svg:height="8.584cm" draw:transform="skewX (1.60145668481727E-017) rotate (2.23314877792632) translate (3.29035101466217cm 13.5251662868907cm)" svg:viewBox="0 0 10452 8585" svg:d="m0-232338c383-46 744 122 1121 92 371-30 689 192 1036 249s647 220 965 340c309 117 515 387 819 527 322 150 681 125 982 319 289 186 641 236 963 342 305 100 617 181 901 328 280 146 578 272 831 463 258 194 511 401 765 597 260 200 551 335 819 527 294 209 481 482 681 754 222 303 315 682 403 1060 91 388 163 778 166 1173 2 388-133 756-110 1145l4 376 78 285"><text:p/></draw:path></text:p>
      <text:p text:style-name="P24"/>
      <text:p text:style-name="P24"><draw:path text:anchor-type="paragraph" draw:z-index="73" draw:style-name="gr10" draw:text-style-name="P37" svg:width="9.665cm" svg:height="6.795cm" draw:transform="rotate (2.15879775179138) translate (3.17968370169582cm 11.9478127103474cm)" svg:viewBox="0 0 9666 6796" svg:d="m0-206096c306-27 605 66 908 27 280-36 572-3 833 93 242 88 455 246 682 367 234 125 481 213 746 267 277 56 548 132 821 199 278 69 529 192 788 294 270 107 559 185 852 193 254 8 486 131 694 261 211 132 414 281 620 414 230 148 461 295 695 433 222 132 446 264 680 367s474 212 668 388c211 192 413 455 373 740-44 319-11 621 14 934 27 350 59 707 205 1034l8 293 79 314-86 173"><text:p/></draw:path></text:p>
      <text:p text:style-name="P24"/>
      <text:p text:style-name="P24"/>
      <text:p text:style-name="P24"><draw:path text:anchor-type="paragraph" draw:z-index="72" draw:style-name="gr10" draw:text-style-name="P37" svg:width="9.877cm" svg:height="2.312cm" draw:transform="rotate (1.5707963267946) translate (1.26511398774718cm 10.0259444444541cm)" svg:viewBox="0 0 9878 2313" svg:d="m0 17999c201 0 392-83 564-176 184-99 387-164 583-230 183-61 379-63 564-105 199-46 390-89 582-177 209-96 415-189 617-282s427-136 618-247c179-104 391-113 582-176s391-57 582-89c187-31 377-15 564-35 205-21 403-70 600-106 185-33 378-35 565-53 211-20 425-68 635-52 208 15 412 88 617 123 203 35 365 159 529 265 210 135 330 377 512 546 213 199 414 413 635 600 168 143 331 311 388 529l105 194 36 53"><text:p/></draw:path></text:p>
      <text:p text:style-name="P24"/>
      <text:p text:style-name="P24"/>
      <text:p text:style-name="P24"><draw:path text:anchor-type="paragraph" draw:z-index="71" draw:style-name="gr10" draw:text-style-name="P37" svg:width="6.751cm" svg:height="3.936cm" draw:transform="rotate (2.03453030904941) translate (3.02544302967819cm 7.85970281773266cm)" svg:viewBox="0 0 6752 3937" svg:d="m0-159639c226-10 456-21 671 39 193 54 390 52 583 55 200 5 403 3 600 24 207 23 423 7 623 55 192 47 381 86 568 127 192 41 375 113 552 197 166 79 345 131 513 197 171 68 343 130 512 197 177 70 327 191 490 285 185 106 339 256 489 402 141 138 295 270 418 426 134 171 218 371 307 568 97 213 18 468 150 686 122 202 229 422 260 663l16 8"><text:p/></draw:path></text:p>
      <text:p text:style-name="P24"/>
      <text:p text:style-name="P24"/>
      <text:p text:style-name="P24"><draw:path text:anchor-type="paragraph" draw:z-index="70" draw:style-name="gr10" draw:text-style-name="P37" svg:width="4.993cm" svg:height="3.358cm" draw:transform="rotate (2.07781447449886) translate (3.10268055555561cm 6.05719444444445cm)" svg:viewBox="0 0 4994 3359" svg:d="m0-174058c266 30 533-23 795 58 200 62 409 92 610 137 210 47 426 35 637 52 186 14 347 127 521 188 195 67 373 175 557 269 185 95 368 186 548 284 154 84 313 166 463 257 187 114 272 331 332 528 65 211 158 420 298 589 147 176 90 397 93 596l68 240 72 161"><text:p/></draw:path><draw:path text:anchor-type="paragraph" draw:z-index="80" draw:style-name="gr11" draw:text-style-name="P37" svg:width="2.85cm" svg:height="14.846cm" svg:x="3.649cm" svg:y="0.132cm" svg:viewBox="0 0 2851 14847" svg:d="m0 14847c323-29 633-13 970-89 492-110 792-518 1087-851 250-284 296-680 412-1031 124-373 187-737 205-1116 17-372 85-718 60-1088-30-450-35-904 0-1352 32-404 53-806 28-1206-33-544 108-1046 60-1588-45-516 83-1046 0-1557-71-438-104-868-206-1293-92-383-166-776-295-1147-150-432-264-878-529-1264-252-369-711-447-940-824l-323-176-294-117-177-148"><text:p/></draw:path></text:p>
      <text:p text:style-name="P24"><draw:path text:anchor-type="paragraph" draw:z-index="67" draw:style-name="gr9" draw:text-style-name="P37" svg:width="13.608cm" svg:height="3.429cm" draw:transform="skewX (-2.30788893187596E-017) rotate (1.40568817955597) translate (1.39508990904334cm 13.5720656403024cm)" svg:viewBox="0 0 13609 3430" svg:d="m0 87101c469-64 932-21 1401-180 335-113 701-106 1035-226 253-91 497-213 760-270 298-64 505-270 800-348 247-65 447-247 673-362 265-135 526-290 818-351 260-54 502-171 768-217 210-37 400 83 603 78 1395-36 2816-167 4138-600 661-217 1238-40 1795-281 202-88 403-116 499-334l151-168 153-151 15-20"><text:p/></draw:path></text:p>
      <text:p text:style-name="P24"><draw:path text:anchor-type="paragraph" draw:z-index="69" draw:style-name="gr10" draw:text-style-name="P37" svg:width="2.636cm" svg:height="3.13cm" draw:transform="rotate (2.3561944901919) translate (3.06740277777774cm 4.20511111111111cm)" svg:viewBox="0 0 2637 3131" svg:d="m0-262885c220 10 464 18 636 187 127 126 266 246 424 325 173 86 327 207 487 312 164 107 318 230 449 374 126 138 273 263 386 411 121 158 189 348 237 537 58 223-37 441-62 661l-62 187 12 137"><text:p/></draw:path></text:p>
      <text:p text:style-name="P24"><draw:path text:anchor-type="paragraph" draw:z-index="66" draw:style-name="gr8" draw:text-style-name="P37" svg:width="4.956cm" svg:height="0.882cm" draw:transform="rotate (0.549080582677312) translate (4.71122403341767cm 2.21829670595715cm)" svg:viewBox="0 0 4957 883" svg:d="m0 343202c197-28 387 37 581 64 226 33 442 126 665 182 194 48 380 135 577 181 199 47 398 111 602 145 212 36 426 89 634 146 189 52 390 80 586 84 207 4 408 131 610 44 171-74 366-84 519-199l102-110 81-105"><text:p/></draw:path></text:p>
      <text:p text:style-name="P24"><draw:path text:anchor-type="paragraph" draw:z-index="79" draw:style-name="gr11" draw:text-style-name="P37" svg:width="17.481cm" svg:height="6.268cm" draw:transform="skewX (-0.0790634151153282) rotate (0.639837703781) translate (-0.545665870530126cm 10.6210911028977cm)" svg:viewBox="0 0 17482 6269" svg:d="m0 339030c876 111 1759 15 2637-18 1022-37 2013-354 3025-488 780-104 1553-262 2354-204 676 49 1375-27 2018-233 471-150 932-219 1422-278 722-87 1393-274 2056-516 547-201 1076-427 1596-685 414-205 839-413 1148-766 262-298 532-596 758-920 203-291 389-603 466-954l2-388-3-430-80-337"><text:p/></draw:path></text:p>
      <text:p text:style-name="P24"><draw:path text:anchor-type="paragraph" draw:z-index="68" draw:style-name="gr10" draw:text-style-name="P37" svg:width="1.877cm" svg:height="1.324cm" draw:transform="rotate (2.03453030904941) translate (3.13795833333332cm 2.30011111111111cm)" svg:viewBox="0 0 1878 1325" svg:d="m0-156239c215 11 428 46 639 63 199 16 384 99 568 166 189 68 330 210 489 323 182 129 205 375 166 576l-79 158v39"><text:p/></draw:path><draw:path text:anchor-type="paragraph" draw:z-index="77" draw:style-name="gr11" draw:text-style-name="P37" svg:width="1.939cm" svg:height="0.243cm" draw:transform="rotate (1.5707963267946) translate (3.63972164410937cm 2.10255555555558cm)" svg:viewBox="0 0 1940 244" svg:d="m0 21026c312-42 612 64 912 117 309 54 681 234 970 0l58-28"><text:p/></draw:path><draw:path text:anchor-type="paragraph" draw:z-index="78" draw:style-name="gr11" draw:text-style-name="P37" svg:width="9.002cm" svg:height="2.053cm" draw:transform="rotate (0.144338729139904) translate (4.44125002569492cm 1.48550972954681cm)" svg:viewBox="0 0 9003 2054" svg:d="m0 388960c366 21 733-29 1102-18 384 11 753-49 1131-14 388 36 780-72 1168-69 337 3 654-71 990-63 332 8 657-108 979-186 356-86 704-211 1055-320 379-118 791-133 1145-310 363-181 763-270 1087-525l187-270 159-274v0"><text:p/></draw:path></text:p>
      <text:p text:style-name="P24"/>
      <text:p text:style-name="P24"/>
      <text:p text:style-name="P24"/>
      <text:p text:style-name="P14">// Lower information adjustment menu</text:p>
      <text:p text:style-name="P12">// Horizontal line</text:p>
      <text:p text:style-name="P12">//------------------------------------------------------------------------</text:p>
      <text:p text:style-name="P12">// Line 1 (line width = 309 – 10 = 299 pixels)</text:p>
      <text:p text:style-name="P23">Wypelnij_Prostokat_LCD(13, 10, 1, 309, color);</text:p>
      <text:p text:style-name="P23">Wypelnij_Prostokat_LCD(14, 10, 1, 309, color);</text:p>
      <text:p text:style-name="P23">Wypelnij_Prostokat_LCD(15, 10, 1, 309, color);</text:p>
      <text:p text:style-name="P8"/>
      <text:p text:style-name="P12">// Line 2</text:p>
      <text:p text:style-name="P23">Wypelnij_Prostokat_LCD(36, 10, 1, 309, color);</text:p>
      <text:p text:style-name="P23">Wypelnij_Prostokat_LCD(37, 10, 1, 309, color);</text:p>
      <text:p text:style-name="P23">Wypelnij_Prostokat_LCD(38, 10, 1, 309, color);</text:p>
      <text:p text:style-name="P8"/>
      <text:p text:style-name="P12">// Line 3</text:p>
      <text:p text:style-name="P23">Wypelnij_Prostokat_LCD(60, 10, 1, 309, color);</text:p>
      <text:p text:style-name="P23">Wypelnij_Prostokat_LCD(61, 10, 1, 309, color);</text:p>
      <text:p text:style-name="P23">Wypelnij_Prostokat_LCD(62, 10, 1, 309, color);</text:p>
      <text:p text:style-name="P8"/>
      <text:p text:style-name="P12">// Line 4</text:p>
      <text:p text:style-name="P23">Wypelnij_Prostokat_LCD(84, 10, 1, 309, color);</text:p>
      <text:p text:style-name="P23">Wypelnij_Prostokat_LCD(85, 10, 1, 309, color);</text:p>
      <text:p text:style-name="P23">Wypelnij_Prostokat_LCD(86, 10, 1, 309, color);</text:p>
      <text:p text:style-name="P8"/>
      <text:p text:style-name="P12">// Line 5</text:p>
      <text:p text:style-name="P23">Wypelnij_Prostokat_LCD(108, 10, 1, 309, color);</text:p>
      <text:p text:style-name="P23">Wypelnij_Prostokat_LCD(109, 10, 1, 309, color);</text:p>
      <text:p text:style-name="P23">Wypelnij_Prostokat_LCD(110, 10, 1, 309, color);</text:p>
      <text:p text:style-name="P8"/>
      <text:p text:style-name="P12">// Line 6</text:p>
      <text:p text:style-name="P23">Wypelnij_Prostokat_LCD(132, 10, 1, 309, color);</text:p>
      <text:p text:style-name="P23">Wypelnij_Prostokat_LCD(133, 10, 1, 309, color);</text:p>
      <text:p text:style-name="P23">Wypelnij_Prostokat_LCD(134, 10, 1, 309, color);</text:p>
      <text:p text:style-name="P8"/>
      <text:p text:style-name="P12">// Line 7</text:p>
      <text:p text:style-name="P23">Wypelnij_Prostokat_LCD(156, 10, 1, 309, color);</text:p>
      <text:p text:style-name="P23">Wypelnij_Prostokat_LCD(157, 10, 1, 309, color);</text:p>
      <text:p text:style-name="P23">Wypelnij_Prostokat_LCD(158, 10, 1, 309, color);</text:p>
      <text:p text:style-name="P8"/>
      <text:p text:style-name="P12">// Line 8</text:p>
      <text:p text:style-name="P23">Wypelnij_Prostokat_LCD(179, 10, 1, 309, color);</text:p>
      <text:p text:style-name="P23">Wypelnij_Prostokat_LCD(180, 10, 1, 309, color);</text:p>
      <text:p text:style-name="P23">Wypelnij_Prostokat_LCD(181, 10, 1, 309, color);</text:p>
      <text:p text:style-name="P8"/>
      <text:p text:style-name="P12">// Line 9</text:p>
      <text:p text:style-name="P23">Wypelnij_Prostokat_LCD(202, 10, 1, 309, color);</text:p>
      <text:p text:style-name="P23">Wypelnij_Prostokat_LCD(203, 10, 1, 309, color);</text:p>
      <text:p text:style-name="P23">Wypelnij_Prostokat_LCD(204, 10, 1, 309, color);</text:p>
      <text:p text:style-name="P8"/>
      <text:p text:style-name="P12">// Vertical line</text:p>
      <text:p text:style-name="P12">// Low line (line height = 204-13 = 191 pixels)</text:p>
      <text:p text:style-name="P23">Wypelnij_Prostokat_LCD(13, 9, 204, 1, color);</text:p>
      <text:p text:style-name="P23">Wypelnij_Prostokat_LCD(13, 10, 204, 1, color);</text:p>
      <text:p text:style-name="P23">Wypelnij_Prostokat_LCD(13, 11, 204, 1, color);</text:p>
      <text:p text:style-name="P8"/>
      <text:p text:style-name="P12">// High line</text:p>
      <text:p text:style-name="P23">Wypelnij_Prostokat_LCD(13, 308, 204, 1, color);</text:p>
      <text:p text:style-name="P23">Wypelnij_Prostokat_LCD(13, 309, 204, 1, color);</text:p>
      <text:p text:style-name="P23">Wypelnij_Prostokat_LCD(13, 307, 204, 1, color);</text:p>
      <text:p text:style-name="P12">//------------------------------------------------------------------------</text:p>
      <text:p text:style-name="P12"/>
      <text:p text:style-name="P12"><draw:line text:anchor-type="paragraph" draw:z-index="65" draw:style-name="gr7" draw:text-style-name="P37" svg:x1="0.018cm" svg:y1="0.09cm" svg:x2="4.671cm" svg:y2="0.09cm"><text:p/></draw:line></text:p>
      <text:p text:style-name="P26">Legend:</text:p>
      <text:p text:style-name="P25"><text:span text:style-name="T24">Green </text:span>line means line width</text:p>
      <text:p text:style-name="P25"><text:span text:style-name="T25">Yellow</text:span> line means line high</text:p>
      <text:p text:style-name="P25"><text:span text:style-name="T26">Magneta</text:span> line means line horizontal position</text:p>
      <text:p text:style-name="P27"><text:span text:style-name="T27">Red</text:span><text:span text:style-name="T17"> </text:span>line means line vertical position</text:p>
      <text:p text:style-name="P14"/>
      <text:list xml:id="list1124168821" text:continue-numbering="true" text:style-name="L1">
        <text:list-item>
          <text:p text:style-name="P30"><text:soft-page-break/>Third outline.</text:p>
        </text:list-item>
      </text:list>
      <text:p text:style-name="P2"/>
      <text:p text:style-name="P19"><text:span text:style-name="T22"><text:tab/></text:span><text:span text:style-name="T16">Third</text:span><text:span text:style-name="T23"> outline is created by function:</text:span><text:span text:style-name="T22"> „</text:span><text:span text:style-name="T3">void</text:span><text:span text:style-name="T28"> Third_Main_Menu(</text:span><text:span text:style-name="T3">unsigned</text:span><text:span text:style-name="T28"> </text:span><text:span text:style-name="T3">char</text:span><text:span text:style-name="T28"> <text:tab/>state);</text:span><text:span text:style-name="T22">”</text:span></text:p>
      <text:p text:style-name="P15"/>
      <text:p text:style-name="P15"/>
      <text:p text:style-name="P28"><text:tab/>Picture outline – External big outline explanation</text:p>
      <text:p text:style-name="P15"/>
      <text:p text:style-name="P15"><draw:g text:anchor-type="paragraph" draw:z-index="81" draw:style-name="gr1"><draw:rect draw:style-name="gr2" draw:text-style-name="P37" svg:width="10.24cm" svg:height="6.748cm" svg:x="2.962cm" svg:y="0.33cm"><text:p/></draw:rect><draw:rect draw:style-name="gr2" draw:text-style-name="P37" svg:width="9.676cm" svg:height="2.207cm" svg:x="3.235cm" svg:y="2.464cm"><text:p/></draw:rect><draw:rect draw:style-name="gr2" draw:text-style-name="P37" svg:width="9.676cm" svg:height="0.886cm" svg:x="3.235cm" svg:y="0.817cm"><text:p/></draw:rect></draw:g><draw:path text:anchor-type="paragraph" draw:z-index="86" draw:style-name="gr10" draw:text-style-name="P37" svg:width="9.479cm" svg:height="6.79cm" draw:transform="rotate (1.04597582072) translate (-1.58660181614717cm 8.52863587305484cm)" svg:viewBox="0 0 9480 6791" svg:d="m0 243287c286-21 575-1 858-53 258-47 516-99 767-165 260-68 534-91 771-252 245-168 495-332 745-487 281-174 497-424 749-629 279-227 355-587 608-823 227-212 395-483 637-674 249-197 489-412 669-667 393-555 1175-672 1648-1093 186-165 491-188 634-395 366-531 1515-400 1384-1162l-8-302-135-89"><text:p/></draw:path></text:p>
      <text:p text:style-name="P15"/>
      <text:p text:style-name="P15"/>
      <text:p text:style-name="P15"/>
      <text:p text:style-name="P15"/>
      <text:p text:style-name="P15"/>
      <text:p text:style-name="P15"/>
      <text:p text:style-name="P15"/>
      <text:p text:style-name="P15"/>
      <text:p text:style-name="P15"/>
      <text:p text:style-name="P15"><draw:path text:anchor-type="paragraph" draw:z-index="83" draw:style-name="gr9" draw:text-style-name="P37" svg:width="7.845cm" svg:height="4.642cm" draw:transform="rotate (2.41239409210611) translate (5.38003651014377cm 8.5724324994636cm)" svg:viewBox="0 0 7846 4643" svg:d="m0-329449c525-79 1046 61 1560 123 564 67 1142 103 1689 264 514 153 1010 358 1521 512 333 100 684 193 931 427 242 230 499 434 728 672 262 272 566 504 807 795 191 231 528 396 573 713 40 286 93 631-118 879l-82 234"><text:p/></draw:path></text:p>
      <text:p text:style-name="P15"/>
      <text:p text:style-name="P15"/>
      <text:p text:style-name="P15"/>
      <text:p text:style-name="P15"><draw:path text:anchor-type="paragraph" draw:z-index="82" draw:style-name="gr8" draw:text-style-name="P37" svg:width="3.295cm" svg:height="0.25cm" draw:transform="rotate (0.913156264643261) translate (5.54688877966168cm 2.88579185324744cm)" svg:viewBox="0 0 3296 251" svg:d="m0 298583c347-12 693 60 1031 115 310 50 631-17 939 35 292 49 609 142 891 11l233-90 202-94"><text:p/></draw:path><draw:path text:anchor-type="paragraph" draw:z-index="84" draw:style-name="gr11" draw:text-style-name="P37" svg:width="3.343cm" svg:height="1.774cm" draw:transform="rotate (1.5707963267946) translate (2.87161111112997cm 3.47838888889867cm)" svg:viewBox="0 0 3344 1775" svg:d="m0 21235c321 0 647 45 963 0 288-40 577-132 817-312 253-189 492-407 771-554 316-166 374-513 649-696l144-193"><text:p/></draw:path><draw:path text:anchor-type="paragraph" draw:z-index="85" draw:style-name="gr10" draw:text-style-name="P37" svg:width="3.465cm" svg:height="0.889cm" draw:transform="rotate (1.68947871593019) translate (3.0686057715165cm 3.63145661056853cm)" svg:viewBox="0 0 3466 890" svg:d="m0-33579c313 9 549-240 818-362 291-133 539-305 888-330 276-19 518-9 787-99 234-80 485-125 736-83l237 53-3 23"><text:p/></draw:path><draw:path text:anchor-type="paragraph" draw:z-index="87" draw:style-name="gr11" draw:text-style-name="P37" svg:width="7.391cm" svg:height="2.214cm" draw:transform="rotate (1.93050868563056) translate (3.22773595480424cm 7.70439599454593cm)" svg:viewBox="0 0 7392 2215" svg:d="m0-143691c355 92 520-294 741-466 229-177 408-404 594-624 238-280 590-270 887-309 280-37 567-9 845 8 261 17 524 1 781 38 263 37 528 46 789 91 258 45 503 131 754 180 294 58 590 120 868 225 226 85 471 134 649 321 214 225 400 505 411 822l73 283-9 229"><text:p/></draw:path><draw:path text:anchor-type="paragraph" draw:z-index="88" draw:style-name="gr11" draw:text-style-name="P37" svg:width="11.634cm" svg:height="2.323cm" draw:transform="skewX (3.73656830567411E-017) rotate (0.588001424996779) translate (3.50945509458633cm 6.73261530858861cm)" svg:viewBox="0 0 11635 2324" svg:d="m0 399846c330-34 648 65 980 47 372-20 743-37 1121-35 419 2 834-116 1242-212 452-108 913-181 1368-274 545-112 1099-60 1647-87 480-23 953-39 1441-80 345-30 665-93 993-146 344-55 717-109 994-321 325-248 678-383 1034-552 276-131 349-412 628-509l187-106"><text:p/></draw:path></text:p>
      <text:p text:style-name="P15"/>
      <text:p text:style-name="P15"/>
      <text:p text:style-name="P16">// External big outline</text:p>
      <text:p text:style-name="P17">//------------------------------------------------------------------------</text:p>
      <text:p text:style-name="P6"/>
      <text:p text:style-name="P17">// Horizontal line</text:p>
      <text:p text:style-name="P6"><text:span text:style-name="T17">// Lower line (line width = 316 – 3 = 313 pixels)</text:span></text:p>
      <text:p text:style-name="P21">Wypelnij_Prostokat_LCD(2, 3, 1, 316, color);</text:p>
      <text:p text:style-name="P21">Wypelnij_Prostokat_LCD(3, 3, 1, 316, color);</text:p>
      <text:p text:style-name="P21">Wypelnij_Prostokat_LCD(4, 3, 1, 316, color);</text:p>
      <text:p text:style-name="P6"/>
      <text:p text:style-name="P17">// Upper line</text:p>
      <text:p text:style-name="P21">Wypelnij_Prostokat_LCD(235, 3, 1, 316, color);</text:p>
      <text:p text:style-name="P21">Wypelnij_Prostokat_LCD(236, 3, 1, 316, color);</text:p>
      <text:p text:style-name="P21">Wypelnij_Prostokat_LCD(237, 3, 1, 316, color);</text:p>
      <text:p text:style-name="P6"/>
      <text:p text:style-name="P17">// Vertical line</text:p>
      <text:p text:style-name="P6"><text:span text:style-name="T17">// Left line (line height = 237-2 = 235 pixels)</text:span></text:p>
      <text:p text:style-name="P21">Wypelnij_Prostokat_LCD(2, 2, 237, 1, color);</text:p>
      <text:p text:style-name="P21">Wypelnij_Prostokat_LCD(2, 3, 237, 1, color);</text:p>
      <text:p text:style-name="P21">Wypelnij_Prostokat_LCD(2, 4, 237, 1, color);</text:p>
      <text:p text:style-name="P6"/>
      <text:p text:style-name="P17">// Right line</text:p>
      <text:p text:style-name="P21">Wypelnij_Prostokat_LCD(2, 315, 237, 1, color);</text:p>
      <text:p text:style-name="P21">Wypelnij_Prostokat_LCD(2, 316, 237, 1, color);</text:p>
      <text:p text:style-name="P21">Wypelnij_Prostokat_LCD(2, 317, 237, 1, color);</text:p>
      <text:p text:style-name="P17"/>
      <text:p text:style-name="P17">//------------------------------------------------------------------------</text:p>
      <text:p text:style-name="P17"/>
      <text:p text:style-name="P17"/>
      <text:p text:style-name="P17"/>
      <text:p text:style-name="P17"/>
      <text:p text:style-name="P17"/>
      <text:p text:style-name="P17"/>
      <text:p text:style-name="P17"/>
      <text:p text:style-name="P17"/>
      <text:p text:style-name="P17"/>
      <text:p text:style-name="P17"/>
      <text:p text:style-name="P26"><draw:line text:anchor-type="paragraph" draw:z-index="89" draw:style-name="gr7" draw:text-style-name="P37" svg:x1="0.042cm" svg:y1="0.113cm" svg:x2="4.695cm" svg:y2="0.113cm"><text:p/></draw:line></text:p>
      <text:p text:style-name="P26">Legend:</text:p>
      <text:p text:style-name="P25"><text:span text:style-name="T24">Green </text:span>line means line width</text:p>
      <text:p text:style-name="P25"><text:span text:style-name="T25">Yellow</text:span> line means line high</text:p>
      <text:p text:style-name="P25"><text:span text:style-name="T26">Magneta</text:span> line means line horizontal position</text:p>
      <text:p text:style-name="P27"><text:span text:style-name="T27">Red</text:span><text:span text:style-name="T17"> </text:span>line means line vertical position</text:p>
      <text:p text:style-name="P24"><text:soft-page-break/></text:p>
      <text:p text:style-name="P20">Picture outline – Upper information about menu title</text:p>
      <text:p text:style-name="P20"/>
      <text:p text:style-name="P20"/>
      <text:p text:style-name="P20"/>
      <text:p text:style-name="P20"/>
      <text:p text:style-name="P28"><draw:g text:anchor-type="paragraph" draw:z-index="90" draw:style-name="gr1"><draw:rect draw:style-name="gr2" draw:text-style-name="P37" svg:width="10.24cm" svg:height="6.748cm" svg:x="3.306cm" svg:y="0.291cm"><text:p/></draw:rect><draw:rect draw:style-name="gr2" draw:text-style-name="P37" svg:width="9.676cm" svg:height="2.207cm" svg:x="3.579cm" svg:y="2.425cm"><text:p/></draw:rect><draw:rect draw:style-name="gr2" draw:text-style-name="P37" svg:width="9.676cm" svg:height="0.886cm" svg:x="3.579cm" svg:y="0.778cm"><text:p/></draw:rect></draw:g></text:p>
      <text:p text:style-name="P28"><draw:path text:anchor-type="paragraph" draw:z-index="93" draw:style-name="gr8" draw:text-style-name="P37" svg:width="8.995cm" svg:height="8.393cm" draw:transform="skewX (6.76889967664766E-017) rotate (0.328994564000869) translate (2.9978598474671cm 3.28917046559599cm)" svg:viewBox="0 0 8996 8394" svg:d="m0 490045c305-19 609-59 913-71s596-91 899-99c331-9 664-77 989-145 303-64 634-73 900-252 332-224 682-436 978-708s588-548 888-815c280-250 454-554 669-840 264-351 536-698 731-1098 169-348 464-617 676-938 190-287 373-575 508-894 114-269 306-502 417-773 103-252 233-504 264-773s120-520 164-782l-6-206"><text:p/></draw:path><draw:path text:anchor-type="paragraph" draw:z-index="99" draw:style-name="gr10" draw:text-style-name="P37" svg:width="11.548cm" svg:height="6.984cm" draw:transform="rotate (2.19352980390606) translate (4.3054165572534cm 13.4888135538888cm)" svg:viewBox="0 0 11549 6985" svg:d="m0-286602c428 33 862 43 1282-22 428-66 856-31 1282-20 403 11 804 93 1202 140 405 48 773 234 1155 358 370 121 709 323 1052 501 322 169 634 363 950 540 344 192 664 424 973 661 265 203 527 413 779 631 345 299 749 505 1011 908 223 343 616 521 946 751 321 225 740 408 851 829 106 402 72 822-10 1224l-206 286-61 137"><text:p/></draw:path></text:p>
      <text:p text:style-name="P28"><draw:path text:anchor-type="paragraph" draw:z-index="94" draw:style-name="gr9" draw:text-style-name="P37" svg:width="8.96cm" svg:height="13.342cm" draw:transform="skewX (-1.17297167933044E-017) rotate (0.106290551446435) translate (4.23443682839509cm 1.12879100762102cm)" svg:viewBox="0 0 8961 13343" svg:d="m0 511727c349 57 691-26 1019-127 520-161 980-467 1441-764 409-263 704-650 1077-949 375-301 792-542 1130-884 284-287 521-579 801-861 334-337 577-703 881-1059 271-318 506-663 675-1051 156-358 283-727 469-1073 229-426 264-926 441-1372 121-305 84-626 188-927 137-403 166-830 251-1244 71-345 156-694 170-1046 13-307 84-601 127-903 47-334 84-676 251-979l40-85"><text:p/></draw:path><draw:path text:anchor-type="paragraph" draw:z-index="95" draw:style-name="gr9" draw:text-style-name="P37" svg:width="13.24cm" svg:height="5.145cm" draw:transform="skewX (5.53159006070815E-017) rotate (2.03924269802979) translate (5.21201953461947cm 14.3900917437623cm)" svg:viewBox="0 0 13241 5146" svg:d="m0-215626c443-42 888-24 1327-20 391 4 784-30 1170 31 357 56 694 208 971 426 332 260 568 623 837 951 214 261 514 434 746 674 331 342 691 652 1087 912 344 226 599 531 970 688 560 239 957 718 1547 916 409 137 809 332 1234 359 427 28 856 281 1249 138s734-208 1105-231c331-21 652 29 960 123l38-14"><text:p/></draw:path></text:p>
      <text:p text:style-name="P28"><draw:path text:anchor-type="paragraph" draw:z-index="92" draw:style-name="gr8" draw:text-style-name="P37" svg:width="10.88cm" svg:height="2.781cm" draw:transform="skewX (-3.65048455597745E-017) rotate (0.858701991981048) translate (3.36248838388356cm 8.48892594913252cm)" svg:viewBox="0 0 10881 2782" svg:d="m0 354494c348-32 698 1 1045-42 343-43 695-21 1042-43 447-28 900-24 1339-106 396-75 788-35 1181-68 383-31 748-153 1124-207 292-42 576-115 865-174 373-76 727-236 1084-365 290-104 535-319 831-400 330-90 537-315 868-430 258-90 483-221 723-340 234-115 386-317 612-433l167-174v0"><text:p/></draw:path><draw:path text:anchor-type="paragraph" draw:z-index="96" draw:style-name="gr11" draw:text-style-name="P37" svg:width="9.95cm" svg:height="3.384cm" draw:transform="rotate (1.4264575976547) translate (1.65852451056544cm 9.96526895870835cm)" svg:viewBox="0 0 9951 3385" svg:d="m0 94692c343 41 654-97 990-144 342-48 678-141 1001-263 380-144 776-240 1166-348 362-100 723-192 1090-278 354-82 616-316 909-489 298-174 570-359 876-514 322-163 656-314 930-550 306-263 675-424 1004-650 280-193 646-142 964-112 354 34 771 55 983 422l38 53"><text:p/></draw:path><draw:path text:anchor-type="paragraph" draw:z-index="97" draw:style-name="gr11" draw:text-style-name="P37" svg:width="9.176cm" svg:height="8.366cm" draw:transform="skewX (-1.9449248511808E-017) rotate (0.25028021473594) translate (4.31136051785193cm 2.46348795381445cm)" svg:viewBox="0 0 9177 8367" svg:d="m0 500754c348-37 705 3 1048-68 405-84 822-77 1178-336 344-250 771-347 1143-556 346-194 673-425 968-694 311-284 597-584 917-858 335-287 599-655 889-987 259-296 526-588 775-894 226-277 367-580 504-902s304-584 467-881c169-307 226-643 419-926 208-305 247-725 625-901l215-249 29-115"><text:p/></draw:path><draw:path text:anchor-type="paragraph" draw:z-index="98" draw:style-name="gr10" draw:text-style-name="P37" svg:width="9.687cm" svg:height="4.02cm" draw:transform="rotate (2.03138871639582) translate (4.11806766033262cm 10.5395402216237cm)" svg:viewBox="0 0 9688 4021" svg:d="m0-210848c371-9 739 75 1104 24 350-48 674 120 1014 141 367 23 726 116 1078 208 335 87 673 147 1012 207 360 63 651 270 987 391 332 120 633 312 961 444 306 122 627 137 936 234 331 102 646 245 973 352 355 117 609 395 936 563 321 165 617 474 620 865l54 356 13 235"><text:p/></draw:path></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6"/>
      <text:p text:style-name="P17">// Upper information about menu title</text:p>
      <text:p text:style-name="P17">// Horizontal line</text:p>
      <text:p text:style-name="P17">//------------------------------------------------------------------------</text:p>
      <text:p text:style-name="P6"><text:span text:style-name="T17">// Low line (line width = 309 – 10 = 299 pixels)</text:span></text:p>
      <text:p text:style-name="P21">Wypelnij_Prostokat_LCD(180, 10, 1, 309, color);</text:p>
      <text:p text:style-name="P21">Wypelnij_Prostokat_LCD(181, 10, 1, 309, color);</text:p>
      <text:p text:style-name="P21">Wypelnij_Prostokat_LCD(182, 10, 1, 309, color);</text:p>
      <text:p text:style-name="P6"/>
      <text:p text:style-name="P17">// High line</text:p>
      <text:p text:style-name="P21">Wypelnij_Prostokat_LCD(226, 10, 1, 309, color);</text:p>
      <text:p text:style-name="P21">Wypelnij_Prostokat_LCD(227, 10, 1, 309, color);</text:p>
      <text:p text:style-name="P21">Wypelnij_Prostokat_LCD(228, 10, 1, 309, color);</text:p>
      <text:p text:style-name="P6"/>
      <text:p text:style-name="P17">// Vertical line - upper information about selected menu</text:p>
      <text:p text:style-name="P6"><text:span text:style-name="T17">// Left line (line height = 228-180 = 48 pixels)</text:span></text:p>
      <text:p text:style-name="P21">Wypelnij_Prostokat_LCD(180, 9, 228, 1, color);</text:p>
      <text:p text:style-name="P21">Wypelnij_Prostokat_LCD(180, 10, 228, 1, color);</text:p>
      <text:p text:style-name="P21">Wypelnij_Prostokat_LCD(180, 11, 228, 1, color);</text:p>
      <text:p text:style-name="P6"/>
      <text:p text:style-name="P17">// Right line</text:p>
      <text:p text:style-name="P21">Wypelnij_Prostokat_LCD(180, 308, 228, 1, color);</text:p>
      <text:p text:style-name="P21">Wypelnij_Prostokat_LCD(180, 309, 228, 1, color);</text:p>
      <text:p text:style-name="P21">Wypelnij_Prostokat_LCD(180, 307, 228, 1, color);</text:p>
      <text:p text:style-name="P17">//------------------------------------------------------------------------</text:p>
      <text:p text:style-name="P28"/>
      <text:p text:style-name="P28"/>
      <text:p text:style-name="P28"/>
      <text:p text:style-name="P28"/>
      <text:p text:style-name="P28"/>
      <text:p text:style-name="P34"/>
      <text:p text:style-name="P34"><draw:line text:anchor-type="paragraph" draw:z-index="91" draw:style-name="gr7" draw:text-style-name="P37" svg:x1="0.042cm" svg:y1="0.238cm" svg:x2="4.695cm" svg:y2="0.238cm"><text:p/></draw:line></text:p>
      <text:p text:style-name="P26">Legend:</text:p>
      <text:p text:style-name="P25"><text:span text:style-name="T24">Green </text:span>line means line width</text:p>
      <text:p text:style-name="P25"><text:span text:style-name="T25">Yellow</text:span> line means line high</text:p>
      <text:p text:style-name="P25"><text:span text:style-name="T26">Magneta</text:span> line means line horizontal position</text:p>
      <text:p text:style-name="P27"><text:span text:style-name="T27">Red</text:span><text:span text:style-name="T17"> </text:span>line means line vertical position</text:p>
      <text:p text:style-name="P20"><text:soft-page-break/>Picture outline – Lower information about adjusted value</text:p>
      <text:p text:style-name="P20"/>
      <text:p text:style-name="P20"/>
      <text:p text:style-name="P20"/>
      <text:p text:style-name="P20"><draw:g text:anchor-type="paragraph" draw:z-index="100" draw:style-name="gr1"><draw:rect draw:style-name="gr2" draw:text-style-name="P37" svg:width="10.24cm" svg:height="6.748cm" svg:x="3.364cm" svg:y="1.395cm"><text:p/></draw:rect><draw:rect draw:style-name="gr2" draw:text-style-name="P37" svg:width="9.676cm" svg:height="2.207cm" svg:x="3.637cm" svg:y="3.529cm"><text:p/></draw:rect><draw:rect draw:style-name="gr2" draw:text-style-name="P37" svg:width="9.676cm" svg:height="0.886cm" svg:x="3.637cm" svg:y="1.882cm"><text:p/></draw:rect></draw:g></text:p>
      <text:p text:style-name="P20"/>
      <text:p text:style-name="P20"/>
      <text:p text:style-name="P20"/>
      <text:p text:style-name="P20"/>
      <text:p text:style-name="P20"/>
      <text:p text:style-name="P20"/>
      <text:p text:style-name="P20"><draw:path text:anchor-type="paragraph" draw:z-index="102" draw:style-name="gr8" draw:text-style-name="P37" svg:width="8.931cm" svg:height="1.588cm" draw:transform="rotate (0.781034840267315) translate (4.33146578559379cm 6.40841609886594cm)" svg:viewBox="0 0 8932 1589" svg:d="m0 424503c542 62 1061-131 1601-152 456-18 905-134 1350-234 706-160 1425-65 2119-259 412-115 864-70 1266-235 353-145 747-132 1101-274 382-153 804-107 1205-172l269-230 21-21"><text:p/></draw:path><draw:path text:anchor-type="paragraph" draw:z-index="109" draw:style-name="gr10" draw:text-style-name="P37" svg:width="5.894cm" svg:height="7.79cm" draw:transform="rotate (2.55359122859242) translate (4.2327995701264cm 9.93237716411246cm)" svg:viewBox="0 0 5895 7791" svg:d="m0-470511c408 146 833-239 1199 49 265 209 516 441 783 644 285 217 548 466 759 766 192 275 414 530 651 768 230 231 366 536 563 790 193 249 403 487 620 717 230 244 465 479 652 768 177 274 265 579 375 880 125 346 219 697 276 1051 60 363-101 735-7 1101l24 196"><text:p/></draw:path></text:p>
      <text:p text:style-name="P20"/>
      <text:p text:style-name="P20"><draw:path text:anchor-type="paragraph" draw:z-index="104" draw:style-name="gr9" draw:text-style-name="P37" svg:width="10.104cm" svg:height="2.881cm" draw:transform="skewX (5.51583757615238E-017) rotate (1.99089707774956) translate (5.37647382762194cm 10.6605055788615cm)" svg:viewBox="0 0 10105 2882" svg:d="m0-215732c443-36 883 60 1299 194 387 124 795 166 1172 330 346 151 729 192 1091 294 330 93 644 253 928 448 400 273 809 539 1231 774 326 181 638 391 985 536 330 139 669 301 1026 298 399-3 798-68 1194-79 373-9 751-16 1114-113l65-4"><text:p/></draw:path><draw:path text:anchor-type="paragraph" draw:z-index="105" draw:style-name="gr9" draw:text-style-name="P37" svg:width="13.012cm" svg:height="2.183cm" draw:transform="skewX (-7.40428613259056E-017) rotate (0.845437489665894) translate (4.26985893789056cm 9.57539146443281cm)" svg:viewBox="0 0 13013 2184" svg:d="m0 404282c427-20 838 132 1261 139 472 7 951 14 1408 126 428 104 836 65 1264 138 381 65 770-70 1152-118 447-57 904 7 1353 19 413 11 877 85 1256-133 316-182 674-294 968-505 288-206 626-319 906-527 297-221 596-442 931-590 484-215 1006-385 1559-282l367 106 366 147 222 117"><text:p/></draw:path></text:p>
      <text:p text:style-name="P20"/>
      <text:p text:style-name="P20"><draw:path text:anchor-type="paragraph" draw:z-index="106" draw:style-name="gr11" draw:text-style-name="P37" svg:width="5.672cm" svg:height="1.552cm" draw:transform="rotate (1.5707963267946) translate (3.64948611112962cm 6.11187500000447cm)" svg:viewBox="0 0 5673 1553" svg:d="m0 22359c385-7 766 54 1147 88 349 31 682 90 1028 116 377 29 776 66 1116-88 337-152 632-374 942-587 344-237 660-489 1029-676l294-88 117-88"><text:p/></draw:path><draw:path text:anchor-type="paragraph" draw:z-index="107" draw:style-name="gr11" draw:text-style-name="P37" svg:width="9.05cm" svg:height="1.286cm" draw:transform="rotate (0.616973890579879) translate (5.85075330617488cm 5.64560531513519cm)" svg:viewBox="0 0 9051 1287" svg:d="m0 485024c371 40 747 39 1115 105 356 64 729 61 1080 154 348 93 707 43 1039 160 348 122 704 93 1057 138 410 52 823-65 1213-185 370-113 753-187 1141-237 394-50 792-150 1142-342 324-178 669-311 993-485l271-25"><text:p/></draw:path><draw:path text:anchor-type="paragraph" draw:z-index="108" draw:style-name="gr10" draw:text-style-name="P37" svg:width="5.626cm" svg:height="2.168cm" draw:transform="rotate (2.03453030904941) translate (4.13784601219922cm 6.29367538444201cm)" svg:viewBox="0 0 5627 2169" svg:d="m0-238401c353-43 704 39 1052 66 337 27 676 68 1012 78 359 11 635 208 947 342 350 151 698 268 1038 421 279 124 566 232 855 329 324 109 561 373 723 657v264"><text:p/></draw:path></text:p>
      <text:p text:style-name="P20"><draw:path text:anchor-type="paragraph" draw:z-index="103" draw:style-name="gr8" draw:text-style-name="P37" svg:width="5.613cm" svg:height="5.27cm" svg:x="5.56cm" svg:y="0.032cm" svg:viewBox="0 0 5614 5271" svg:d="m0 5263c369 55 672-181 1000-294 615-212 1223-510 1676-1000 334-362 781-611 1146-940 314-284 704-494 970-824 218-270 316-619 441-940 117-300 242-600 323-912l58-323v-30"><text:p/></draw:path></text:p>
      <text:p text:style-name="P20"/>
      <text:p text:style-name="P20"/>
      <text:p text:style-name="P20"/>
      <text:p text:style-name="P20"/>
      <text:p text:style-name="P20"/>
      <text:p text:style-name="P20"/>
      <text:p text:style-name="P20"/>
      <text:p text:style-name="P16">// Lower information about adjusted value</text:p>
      <text:p text:style-name="P17">// Horizontal line</text:p>
      <text:p text:style-name="P17">//------------------------------------------------------------------------</text:p>
      <text:p text:style-name="P6"><text:span text:style-name="T17">// Low line (line width = 309 – 10 = 299 pixels)</text:span></text:p>
      <text:p text:style-name="P21">Wypelnij_Prostokat_LCD(70, 10, 1, 309, color);</text:p>
      <text:p text:style-name="P21">Wypelnij_Prostokat_LCD(71, 10, 1, 309, color);</text:p>
      <text:p text:style-name="P21">Wypelnij_Prostokat_LCD(72, 10, 1, 309, color);</text:p>
      <text:p text:style-name="P6"/>
      <text:p text:style-name="P6"/>
      <text:p text:style-name="P17">// High line</text:p>
      <text:p text:style-name="P21">Wypelnij_Prostokat_LCD(161, 10, 1, 309, color);</text:p>
      <text:p text:style-name="P21">Wypelnij_Prostokat_LCD(162, 10, 1, 309, color);</text:p>
      <text:p text:style-name="P21">Wypelnij_Prostokat_LCD(163, 10, 1, 309, color);</text:p>
      <text:p text:style-name="P6"/>
      <text:p text:style-name="P17">// Vertical line</text:p>
      <text:p text:style-name="P6"/>
      <text:p text:style-name="P6"><text:span text:style-name="T17">// Left line (line height = 163-70 = 93 pixels)</text:span></text:p>
      <text:p text:style-name="P21">Wypelnij_Prostokat_LCD(70, 9, 163, 1, color);</text:p>
      <text:p text:style-name="P21">Wypelnij_Prostokat_LCD(70, 10, 163, 1, color);</text:p>
      <text:p text:style-name="P21">Wypelnij_Prostokat_LCD(70, 11, 163, 1, color);</text:p>
      <text:p text:style-name="P6"/>
      <text:p text:style-name="P17">// Right line</text:p>
      <text:p text:style-name="P21">Wypelnij_Prostokat_LCD(70, 308, 163, 1, color);</text:p>
      <text:p text:style-name="P21">Wypelnij_Prostokat_LCD(70, 309, 163, 1, color);</text:p>
      <text:p text:style-name="P21">Wypelnij_Prostokat_LCD(70, 307, 163, 1, color);</text:p>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line text:anchor-type="paragraph" draw:z-index="101" draw:style-name="gr7" draw:text-style-name="P37" svg:x1="0.014cm" svg:y1="0.251cm" svg:x2="4.667cm" svg:y2="0.251cm"><text:p/></draw:line></text:p>
      <text:p text:style-name="P26">Legend:</text:p>
      <text:p text:style-name="P25"><text:span text:style-name="T24">Green </text:span>line means line width</text:p>
      <text:p text:style-name="P25"><text:span text:style-name="T25">Yellow</text:span> line means line high</text:p>
      <text:p text:style-name="P25"><text:span text:style-name="T26">Magneta</text:span> line means line horizontal position</text:p>
      <text:p text:style-name="P27"><text:span text:style-name="T27">Red</text:span><text:span text:style-name="T17"> </text:span><text:span text:style-name="T29">line means line vertical pos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Small_20_Arrow" draw:display-name="Small Arrow" svg:viewBox="0 0 1321 3493" svg:d="m1321 3493h-1321l702-3493z"/>
    <draw:marker draw:name="Width"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wolowik </meta:initial-creator>
    <meta:creation-date>2010-10-10T14:34:43</meta:creation-date>
    <dc:date>2010-10-11T01:03:42</dc:date>
    <dc:creator>mwolowik </dc:creator>
    <meta:editing-duration>PT04H40M48S</meta:editing-duration>
    <meta:editing-cycles>175</meta:editing-cycles>
    <meta:generator>OpenOffice.org/3.2$Linux OpenOffice.org_project/320m12$Build-9483</meta:generator>
    <meta:document-statistic meta:table-count="0" meta:image-count="0" meta:object-count="0" meta:page-count="10" meta:paragraph-count="328" meta:word-count="1614" meta:character-count="13307"/>
  </office:meta>
</office:document-meta>
</file>